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B2FF2A327EABC87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ashed" svg:stroke-width="0.05cm" draw:marker-start-width="0.275cm" draw:marker-end-width="0.275cm" draw:fill="none" draw:textarea-vertical-align="middle" fo:padding-top="-0.35cm" fo:padding-bottom="-0.35cm" fo:padding-left="-0.225cm" fo:padding-right="-0.225cm" draw:shadow="hidden"/>
    </style:style>
    <style:style style:name="gr2" style:family="graphic" style:parent-style-name="objectwithoutfill">
      <style:graphic-properties svg:stroke-width="0.05cm" draw:marker-start-width="0.275cm" draw:marker-end-width="0.275cm" draw:fill="solid" draw:fill-color="#ffffff" draw:textarea-vertical-align="middle" fo:padding-top="0.15cm" fo:padding-bottom="0.15cm" fo:padding-left="0.275cm" fo:padding-right="0.275cm"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247cm" fo:min-width="0.997cm" draw:shadow="hidden"/>
    </style:style>
    <style:style style:name="gr4"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5" style:family="graphic" style:parent-style-name="objectwithoutfill">
      <style:graphic-properties svg:stroke-width="0.05cm" draw:marker-end="Arrow" draw:marker-end-width="0.15cm" draw:fill="none" draw:textarea-vertical-align="middle" fo:padding-top="0.15cm" fo:padding-bottom="0.15cm" fo:padding-left="0.275cm" fo:padding-right="0.275cm"/>
    </style:style>
    <style:style style:name="gr6" style:family="graphic" style:parent-style-name="standard">
      <style:graphic-properties draw:stroke="none" svg:stroke-width="0cm" draw:marker-end-width="0.15cm" draw:fill="solid" draw:fill-color="#000000" draw:opacity="100%"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247cm" fo:min-width="0.298cm" draw:shadow="hidden"/>
    </style:style>
    <style:style style:name="gr8" style:family="graphic" style:parent-style-name="objectwithoutfill">
      <style:graphic-properties svg:stroke-width="0.05cm" draw:fill="none" draw:textarea-vertical-align="middle" fo:padding-top="0.15cm" fo:padding-bottom="0.15cm" fo:padding-left="0.275cm" fo:padding-right="0.275cm"/>
    </style:style>
    <style:style style:name="gr9" style:family="graphic" style:parent-style-name="standard">
      <style:graphic-properties draw:stroke="none" svg:stroke-width="0cm" svg:stroke-color="#000000" draw:fill="solid" draw:fill-color="#000000" draw:opacity="100%" draw:textarea-horizontal-align="center" draw:textarea-vertical-align="middle" fo:padding-top="0.15cm" fo:padding-bottom="0.15cm" fo:padding-left="0.275cm" fo:padding-right="0.275cm"/>
    </style:style>
    <style:style style:name="gr10" style:family="graphic" style:parent-style-name="objectwithoutfill">
      <style:graphic-properties svg:stroke-width="0.05cm" draw:marker-start-width="0.275cm" draw:marker-end-width="0.275cm" draw:fill="solid" draw:fill-color="#000000" draw:textarea-vertical-align="middle" fo:padding-top="0.15cm" fo:padding-bottom="0.15cm" fo:padding-left="0.275cm" fo:padding-right="0.275cm" draw:shadow="hidden"/>
    </style:style>
    <style:style style:name="gr11" style:family="graphic" style:parent-style-name="standard">
      <style:graphic-properties draw:stroke="none" svg:stroke-width="0cm" draw:marker-end="Circle" draw:marker-end-width="0.23cm" draw:fill="solid" draw:fill-color="#000000" draw:opacity="100%" draw:textarea-horizontal-align="center" draw:textarea-vertical-align="middle" fo:padding-top="0.15cm" fo:padding-bottom="0.15cm" fo:padding-left="0.275cm" fo:padding-right="0.275cm"/>
    </style:style>
    <style:style style:name="gr12" style:family="graphic" style:parent-style-name="objectwithoutfill">
      <style:graphic-properties svg:stroke-width="0.05cm" draw:marker-end="Dimension_20_Lines" draw:marker-end-width="0.5cm" draw:fill="none"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247cm" fo:min-width="0.32cm" draw:shadow="hidden"/>
    </style:style>
    <style:style style:name="gr14" style:family="graphic" style:parent-style-name="standard">
      <style:graphic-properties draw:stroke="none" svg:stroke-color="#000000" draw:fill="none" draw:fill-color="#ffffff" draw:textarea-horizontal-align="left" draw:auto-grow-height="true" draw:auto-grow-width="true" fo:min-height="0.247cm" fo:min-width="0.311cm"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0.247cm" fo:min-width="0.493cm" draw:shadow="hidden"/>
    </style:style>
    <style:style style:name="gr16" style:family="graphic" style:parent-style-name="standard">
      <style:graphic-properties draw:stroke="none" svg:stroke-color="#000000" draw:fill="none" draw:fill-color="#ffffff" draw:textarea-horizontal-align="left" draw:auto-grow-height="true" draw:auto-grow-width="true" fo:min-height="0.247cm" fo:min-width="0.59cm" draw:shadow="hidden"/>
    </style:style>
    <style:style style:name="gr17" style:family="graphic" style:parent-style-name="standard">
      <style:graphic-properties draw:stroke="none" svg:stroke-color="#000000" draw:fill="none" draw:fill-color="#ffffff" draw:textarea-horizontal-align="left" draw:auto-grow-height="true" draw:auto-grow-width="true" fo:min-height="0.247cm" fo:min-width="0.595cm" draw:shadow="hidden"/>
    </style:style>
    <style:style style:name="gr18" style:family="graphic" style:parent-style-name="standard">
      <style:graphic-properties draw:stroke="none" svg:stroke-color="#000000" draw:fill="none" draw:fill-color="#ffffff" draw:textarea-horizontal-align="left" draw:auto-grow-height="true" draw:auto-grow-width="true" fo:min-height="0.247cm" fo:min-width="0.561cm" draw:shadow="hidden"/>
    </style:style>
    <style:style style:name="gr19" style:family="graphic" style:parent-style-name="standard">
      <style:graphic-properties draw:stroke="none" svg:stroke-color="#000000" draw:fill="none" draw:fill-color="#ffffff" draw:textarea-horizontal-align="left" draw:auto-grow-height="true" draw:auto-grow-width="true" fo:min-height="0.247cm" fo:min-width="0.15cm" draw:shadow="hidden"/>
    </style:style>
    <style:style style:name="gr20" style:family="graphic" style:parent-style-name="standard">
      <style:graphic-properties draw:stroke="none" svg:stroke-color="#000000" draw:fill="none" draw:fill-color="#ffffff" draw:textarea-horizontal-align="left" draw:auto-grow-height="true" draw:auto-grow-width="true" fo:min-height="0.247cm" fo:min-width="0.557cm" draw:shadow="hidden"/>
    </style:style>
    <style:style style:name="gr21" style:family="graphic" style:parent-style-name="standard">
      <style:graphic-properties draw:stroke="none" svg:stroke-color="#000000" draw:fill="none" draw:fill-color="#ffffff" draw:textarea-horizontal-align="left" draw:auto-grow-height="true" draw:auto-grow-width="true" fo:min-height="0.247cm" fo:min-width="0.552cm"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0.247cm" fo:min-width="0.324cm" draw:shadow="hidden"/>
    </style:style>
    <style:style style:name="gr23" style:family="graphic" style:parent-style-name="standard">
      <style:graphic-properties draw:stroke="none" svg:stroke-color="#000000" draw:fill="none" draw:fill-color="#ffffff" draw:textarea-horizontal-align="left" draw:auto-grow-height="true" draw:auto-grow-width="true" fo:min-height="0.247cm" fo:min-width="0.167cm" draw:shadow="hidden"/>
    </style:style>
    <style:style style:name="gr24" style:family="graphic" style:parent-style-name="standard">
      <style:graphic-properties draw:stroke="none" svg:stroke-color="#000000" draw:fill="none" draw:fill-color="#ffffff" draw:textarea-horizontal-align="left" draw:auto-grow-height="true" draw:auto-grow-width="true" fo:min-height="0.247cm" fo:min-width="0.159cm" draw:shadow="hidden"/>
    </style:style>
    <style:style style:name="gr25" style:family="graphic" style:parent-style-name="objectwithoutfill">
      <style:graphic-properties svg:stroke-width="0.05cm" draw:marker-start-width="0.355cm" draw:marker-end-width="0.355cm" draw:fill="solid" draw:fill-color="#ffffff" draw:textarea-vertical-align="middle" fo:padding-top="0.15cm" fo:padding-bottom="0.15cm" fo:padding-left="0.275cm" fo:padding-right="0.275cm"/>
    </style:style>
    <style:style style:name="gr26" style:family="graphic" style:parent-style-name="objectwithoutfill">
      <style:graphic-properties svg:stroke-width="0.05cm" draw:marker-start-width="0.355cm" draw:marker-end-width="0.355cm" draw:fill="solid" draw:fill-color="#ffffff"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247cm" fo:min-width="0.396cm" draw:shadow="hidden"/>
    </style:style>
    <style:style style:name="gr28" style:family="graphic" style:parent-style-name="standard">
      <style:graphic-properties draw:stroke="none" svg:stroke-color="#000000" draw:fill="none" draw:fill-color="#ffffff" draw:textarea-horizontal-align="left" draw:auto-grow-height="true" draw:auto-grow-width="true" fo:min-height="0.247cm" fo:min-width="0.18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247cm" fo:min-width="0.091cm" draw:shadow="hidden"/>
    </style:style>
    <style:style style:name="gr30" style:family="graphic" style:parent-style-name="objectwithoutfill">
      <style:graphic-properties svg:stroke-width="0.05cm" draw:marker-start="Circle" draw:marker-start-width="0.23cm" draw:marker-end="Arrow" draw:marker-end-width="0.15cm" draw:fill="none" draw:textarea-vertical-align="middle" fo:padding-top="0.15cm" fo:padding-bottom="0.15cm" fo:padding-left="0.275cm" fo:padding-right="0.275cm"/>
    </style:style>
    <style:style style:name="gr31" style:family="graphic" style:parent-style-name="standard">
      <style:graphic-properties draw:stroke="none" svg:stroke-width="0cm" draw:marker-start="Circle" draw:marker-start-width="0.23cm" draw:marker-end-width="0.15cm" draw:fill="solid" draw:fill-color="#000000" draw:opacity="100%" draw:textarea-horizontal-align="center" draw:textarea-vertical-align="middle" fo:padding-top="0.15cm" fo:padding-bottom="0.15cm" fo:padding-left="0.275cm" fo:padding-right="0.275cm"/>
    </style:style>
    <style:style style:name="gr32" style:family="graphic" style:parent-style-name="objectwithoutfill">
      <style:graphic-properties svg:stroke-width="0.05cm" draw:marker-end-width="0.15cm" draw:fill="none" draw:textarea-vertical-align="middle" fo:padding-top="0.15cm" fo:padding-bottom="0.15cm" fo:padding-left="0.275cm" fo:padding-right="0.275cm"/>
    </style:style>
    <style:style style:name="gr33" style:family="graphic" style:parent-style-name="standard">
      <style:graphic-properties draw:stroke="none" svg:stroke-width="0cm" svg:stroke-color="#000000" draw:marker-start="Circle" draw:marker-start-width="0.23cm" draw:fill="solid" draw:fill-color="#000000" draw:opacity="100%" draw:textarea-horizontal-align="center" draw:textarea-vertical-align="middle" fo:padding-top="0.15cm" fo:padding-bottom="0.15cm" fo:padding-left="0.275cm" fo:padding-right="0.275cm"/>
    </style:style>
    <style:style style:name="gr34" style:family="graphic" style:parent-style-name="objectwithoutfill">
      <style:graphic-properties svg:stroke-width="0.05cm" draw:marker-start="Circle" draw:marker-start-width="0.23cm" draw:marker-end-width="0.15cm" draw:fill="none"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true" fo:min-height="0.247cm" fo:min-width="1.086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247cm" fo:min-width="1.293cm" draw:shadow="hidden"/>
    </style:style>
    <style:style style:name="gr37" style:family="graphic" style:parent-style-name="standard">
      <style:graphic-properties draw:stroke="none" svg:stroke-color="#000000" draw:fill="none" draw:fill-color="#ffffff" draw:textarea-horizontal-align="left" draw:auto-grow-height="true" draw:auto-grow-width="true" fo:min-height="0.247cm" fo:min-width="0.248cm" draw:shadow="hidden"/>
    </style:style>
    <style:style style:name="gr38" style:family="graphic" style:parent-style-name="standard">
      <style:graphic-properties draw:stroke="none" svg:stroke-color="#000000" draw:fill="none" draw:fill-color="#ffffff" draw:textarea-horizontal-align="left" draw:auto-grow-height="true" draw:auto-grow-width="true" fo:min-height="0.247cm" fo:min-width="0.531cm" draw:shadow="hidden"/>
    </style:style>
    <style:style style:name="gr39" style:family="graphic" style:parent-style-name="objectwithoutfill">
      <style:graphic-properties svg:stroke-width="0.05cm" draw:marker-end="Circle" draw:marker-end-width="0.23cm" draw:fill="none"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247cm" fo:min-width="0.709cm" draw:shadow="hidden"/>
    </style:style>
    <style:style style:name="gr41" style:family="graphic" style:parent-style-name="standard">
      <style:graphic-properties draw:stroke="none" svg:stroke-color="#000000" draw:fill="none" draw:fill-color="#ffffff" draw:textarea-horizontal-align="left" draw:auto-grow-height="true" draw:auto-grow-width="true" fo:min-height="0.247cm" fo:min-width="0.315cm" draw:shadow="hidden"/>
    </style:style>
    <style:style style:name="gr42" style:family="graphic" style:parent-style-name="standard">
      <style:graphic-properties svg:stroke-width="0.05cm" svg:stroke-color="#000000" draw:textarea-vertical-align="middle" fo:padding-top="0.15cm" fo:padding-bottom="0.15cm" fo:padding-left="0.275cm" fo:padding-right="0.275cm"/>
    </style:style>
    <style:style style:name="gr43" style:family="graphic" style:parent-style-name="standard">
      <style:graphic-properties svg:stroke-width="0.05cm" svg:stroke-color="#000000" draw:marker-end="Dimension_20_Lines" draw:marker-end-width="0.5cm" draw:textarea-vertical-align="middle" fo:padding-top="0.15cm" fo:padding-bottom="0.15cm" fo:padding-left="0.275cm" fo:padding-right="0.275cm"/>
    </style:style>
    <style:style style:name="gr44"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45" style:family="graphic" style:parent-style-name="standard">
      <style:graphic-properties draw:stroke="none" svg:stroke-color="#000000" draw:fill="none" draw:fill-color="#ffffff" draw:textarea-horizontal-align="left" draw:auto-grow-height="true" draw:auto-grow-width="true" fo:min-height="0.493cm" fo:min-width="0.823cm" draw:shadow="hidden"/>
    </style:style>
    <style:style style:name="gr46" style:family="graphic" style:parent-style-name="objectwithoutfill">
      <style:graphic-properties svg:stroke-width="0.05cm" svg:stroke-color="#000000" draw:marker-end="Dimension_20_Lines" draw:marker-end-width="0.5cm" draw:fill="none" draw:textarea-vertical-align="middle" fo:padding-top="0.15cm" fo:padding-bottom="0.15cm" fo:padding-left="0.275cm" fo:padding-right="0.275cm"/>
    </style:style>
    <style:style style:name="gr47" style:family="graphic" style:parent-style-name="objectwithoutfill">
      <style:graphic-properties svg:stroke-width="0.05cm" svg:stroke-color="#000000" draw:fill="none" draw:textarea-vertical-align="middle" fo:padding-top="0.15cm" fo:padding-bottom="0.15cm" fo:padding-left="0.275cm" fo:padding-right="0.275cm"/>
    </style:style>
    <style:style style:name="gr48" style:family="graphic" style:parent-style-name="objectwithoutfill">
      <style:graphic-properties svg:stroke-width="0.05cm" svg:stroke-color="#000000" draw:marker-start="Circle" draw:marker-start-width="0.23cm" draw:marker-end="Arrow" draw:marker-end-width="0.2cm" draw:fill="none" draw:textarea-vertical-align="middle" fo:padding-top="0.15cm" fo:padding-bottom="0.15cm" fo:padding-left="0.275cm" fo:padding-right="0.275cm"/>
    </style:style>
    <style:style style:name="gr49" style:family="graphic" style:parent-style-name="objectwithoutfill">
      <style:graphic-properties svg:stroke-width="0.05cm" svg:stroke-color="#000000" draw:marker-start="Circle" draw:marker-start-width="0.23cm" draw:marker-end-width="0.23cm" draw:fill="none" draw:textarea-vertical-align="middle" fo:padding-top="0.15cm" fo:padding-bottom="0.15cm" fo:padding-left="0.275cm" fo:padding-right="0.275cm"/>
    </style:style>
    <style:style style:name="gr50" style:family="graphic" style:parent-style-name="standard">
      <style:graphic-properties draw:stroke="none" svg:stroke-width="0cm" svg:stroke-color="#000000" draw:marker-end="Circle" draw:marker-end-width="0.23cm" draw:fill="solid" draw:fill-color="#000000" draw:opacity="100%" draw:textarea-horizontal-align="center" draw:textarea-vertical-align="middle" fo:padding-top="0.15cm" fo:padding-bottom="0.15cm" fo:padding-left="0.275cm" fo:padding-right="0.275cm"/>
    </style:style>
    <style:style style:name="gr51" style:family="graphic" style:parent-style-name="objectwithoutfill">
      <style:graphic-properties svg:stroke-width="0.05cm" svg:stroke-color="#000000" draw:marker-start-width="0.23cm" draw:marker-end="Arrow" draw:marker-end-width="0.2cm" draw:fill="none" draw:textarea-vertical-align="middle" fo:padding-top="0.15cm" fo:padding-bottom="0.15cm" fo:padding-left="0.275cm" fo:padding-right="0.275cm"/>
    </style:style>
    <style:style style:name="gr52" style:family="graphic" style:parent-style-name="standard">
      <style:graphic-properties draw:stroke="none" svg:stroke-width="0cm" svg:stroke-color="#000000" draw:marker-end="Arrow" draw:marker-end-width="0.15cm" draw:fill="solid" draw:fill-color="#000000" draw:opacity="100%" draw:textarea-horizontal-align="center" draw:textarea-vertical-align="middle" fo:padding-top="0.15cm" fo:padding-bottom="0.15cm" fo:padding-left="0.275cm" fo:padding-right="0.275cm"/>
    </style:style>
    <style:style style:name="gr53" style:family="graphic" style:parent-style-name="objectwithoutfill">
      <style:graphic-properties svg:stroke-width="0.05cm" svg:stroke-color="#000000" draw:marker-end-width="0.15cm" draw:fill="none" draw:textarea-vertical-align="middle" fo:padding-top="0.15cm" fo:padding-bottom="0.15cm" fo:padding-left="0.275cm" fo:padding-right="0.275cm"/>
    </style:style>
    <style:style style:name="gr54" style:family="graphic" style:parent-style-name="standard">
      <style:graphic-properties draw:stroke="none" svg:stroke-width="0cm" svg:stroke-color="#000000" draw:marker-end-width="0.15cm" draw:fill="solid" draw:fill-color="#000000" draw:opacity="100%" draw:textarea-horizontal-align="center" draw:textarea-vertical-align="middle" fo:padding-top="0.15cm" fo:padding-bottom="0.15cm" fo:padding-left="0.275cm" fo:padding-right="0.275cm"/>
    </style:style>
    <style:style style:name="gr55" style:family="graphic" style:parent-style-name="objectwithoutfill">
      <style:graphic-properties svg:stroke-width="0.05cm" svg:stroke-color="#000000" draw:marker-end="Arrow" draw:marker-end-width="0.2cm" draw:fill="none" draw:textarea-vertical-align="middle" fo:padding-top="0.15cm" fo:padding-bottom="0.15cm" fo:padding-left="0.275cm" fo:padding-right="0.275cm"/>
    </style:style>
    <style:style style:name="gr56" style:family="graphic" style:parent-style-name="objectwithoutfill">
      <style:graphic-properties svg:stroke-width="0.05cm" svg:stroke-color="#000000" draw:marker-end="Circle" draw:marker-end-width="0.23cm" draw:fill="none" draw:textarea-vertical-align="middle" fo:padding-top="0.15cm" fo:padding-bottom="0.15cm" fo:padding-left="0.275cm" fo:padding-right="0.275cm"/>
    </style:style>
    <style:style style:name="gr57" style:family="graphic" style:parent-style-name="standard">
      <style:graphic-properties draw:stroke="none" svg:stroke-width="0cm" svg:stroke-color="#000000" draw:marker-start-width="0.245cm" draw:marker-end-width="0.245cm" draw:fill="solid" draw:fill-color="#000000" draw:opacity="100%" draw:textarea-horizontal-align="center" draw:textarea-vertical-align="middle" fo:padding-top="0.15cm" fo:padding-bottom="0.15cm" fo:padding-left="0.275cm" fo:padding-right="0.275cm"/>
    </style:style>
    <style:style style:name="gr58" style:family="graphic" style:parent-style-name="objectwithoutfill">
      <style:graphic-properties svg:stroke-width="0.02cm" svg:stroke-color="#000000" draw:marker-end="Arrow" draw:marker-end-width="0.15cm" draw:fill="none" draw:textarea-vertical-align="middle" fo:padding-top="0.135cm" fo:padding-bottom="0.135cm" fo:padding-left="0.26cm" fo:padding-right="0.26cm"/>
    </style:style>
    <style:style style:name="gr59" style:family="graphic" style:parent-style-name="standard">
      <style:graphic-properties draw:stroke="none" svg:stroke-width="0cm" svg:stroke-color="#000000" draw:marker-start="Circle" draw:marker-start-width="0.275cm" draw:marker-end-width="0.245cm" draw:fill="solid" draw:fill-color="#000000" draw:opacity="100%" draw:textarea-horizontal-align="center" draw:textarea-vertical-align="middle" fo:padding-top="0.15cm" fo:padding-bottom="0.15cm" fo:padding-left="0.275cm" fo:padding-right="0.275cm"/>
    </style:style>
    <style:style style:name="gr60" style:family="graphic" style:parent-style-name="objectwithoutfill">
      <style:graphic-properties svg:stroke-width="0.02cm" svg:stroke-color="#000000" draw:marker-start="Circle" draw:marker-start-width="0.23cm" draw:marker-end="Arrow" draw:marker-end-width="0.15cm" draw:fill="none" draw:textarea-vertical-align="middle" fo:padding-top="0.135cm" fo:padding-bottom="0.135cm" fo:padding-left="0.26cm" fo:padding-right="0.26cm"/>
    </style:style>
    <style:style style:name="gr61" style:family="graphic" style:parent-style-name="objectwithoutfill">
      <style:graphic-properties svg:stroke-width="0.05cm" svg:stroke-color="#000000" draw:marker-start-width="0.245cm" draw:marker-end-width="0.245cm" draw:fill="none" draw:textarea-vertical-align="middle" fo:padding-top="0.15cm" fo:padding-bottom="0.15cm" fo:padding-left="0.275cm" fo:padding-right="0.275cm"/>
    </style:style>
    <style:style style:name="gr62" style:family="graphic" style:parent-style-name="standard">
      <style:graphic-properties draw:stroke="none" svg:stroke-width="0cm" svg:stroke-color="#000000" draw:marker-start="Dimension_20_Lines" draw:marker-start-width="0.5cm" draw:marker-end="Circle_20_unfilled" draw:marker-end-width="0.23cm" draw:fill="solid" draw:fill-color="#000000" draw:opacity="100%" draw:textarea-horizontal-align="center" draw:textarea-vertical-align="middle" fo:padding-top="0.15cm" fo:padding-bottom="0.15cm" fo:padding-left="0.275cm" fo:padding-right="0.275cm"/>
    </style:style>
    <style:style style:name="gr63" style:family="graphic" style:parent-style-name="objectwithoutfill">
      <style:graphic-properties svg:stroke-width="0.018cm" svg:stroke-color="#ffffff" draw:marker-start-width="0.227cm" draw:marker-end-width="0.227cm" draw:fill="solid" draw:fill-color="#ffffff" draw:textarea-vertical-align="middle" fo:padding-top="0.134cm" fo:padding-bottom="0.134cm" fo:padding-left="0.259cm" fo:padding-right="0.259cm" draw:shadow="hidden"/>
    </style:style>
    <style:style style:name="gr64" style:family="graphic" style:parent-style-name="objectwithoutfill">
      <style:graphic-properties svg:stroke-width="0.05cm" svg:stroke-color="#000000" draw:marker-start="Circle" draw:marker-start-width="0.23cm" draw:marker-end="Arrow" draw:marker-end-width="0.15cm" draw:fill="none" draw:textarea-vertical-align="middle" fo:padding-top="0.15cm" fo:padding-bottom="0.15cm" fo:padding-left="0.275cm" fo:padding-right="0.275cm"/>
    </style:style>
    <style:style style:name="gr65" style:family="graphic" style:parent-style-name="objectwithoutfill">
      <style:graphic-properties svg:stroke-width="0.018cm" svg:stroke-color="#000000" draw:marker-start-width="0.227cm" draw:marker-end-width="0.227cm" draw:fill="solid" draw:fill-color="#ffffff" draw:textarea-vertical-align="middle" fo:padding-top="0.134cm" fo:padding-bottom="0.134cm" fo:padding-left="0.259cm" fo:padding-right="0.259cm" draw:shadow="hidden"/>
    </style:style>
    <style:style style:name="gr66" style:family="graphic" style:parent-style-name="standard">
      <style:graphic-properties svg:stroke-width="0.05cm" svg:stroke-color="#000000" draw:fill-color="#000000" draw:textarea-vertical-align="middle" fo:padding-top="0.15cm" fo:padding-bottom="0.15cm" fo:padding-left="0.275cm" fo:padding-right="0.275cm"/>
    </style:style>
    <style:style style:name="gr67" style:family="graphic" style:parent-style-name="standard">
      <style:graphic-properties draw:stroke="none" svg:stroke-width="0cm" svg:stroke-color="#000000" draw:marker-end="Dimension_20_Lines" draw:marker-end-width="0.5cm" draw:fill="solid" draw:fill-color="#000000" draw:opacity="100%" draw:textarea-horizontal-align="center" draw:textarea-vertical-align="middle" fo:padding-top="0.15cm" fo:padding-bottom="0.15cm" fo:padding-left="0.275cm" fo:padding-right="0.275cm"/>
    </style:style>
    <style:style style:name="gr68" style:family="graphic" style:parent-style-name="objectwithoutfill">
      <style:graphic-properties svg:stroke-width="0.05cm" svg:stroke-color="#000000" draw:fill="solid" draw:fill-color="#ffffff" draw:textarea-vertical-align="middle" fo:padding-top="0.15cm" fo:padding-bottom="0.15cm" fo:padding-left="0.275cm" fo:padding-right="0.275cm"/>
    </style:style>
    <style:style style:name="gr69" style:family="graphic" style:parent-style-name="standard">
      <style:graphic-properties draw:stroke="none" svg:stroke-color="#000000" draw:fill="none" draw:fill-color="#ffffff" draw:textarea-horizontal-align="left" draw:auto-grow-height="true" draw:auto-grow-width="true" fo:min-height="0.493cm" fo:min-width="0.772cm" draw:shadow="hidden"/>
    </style:style>
    <style:style style:name="gr70" style:family="graphic" style:parent-style-name="standard">
      <style:graphic-properties draw:stroke="none" svg:stroke-color="#000000" draw:fill="none" draw:fill-color="#ffffff" draw:textarea-horizontal-align="left" draw:auto-grow-height="true" draw:auto-grow-width="true" fo:min-height="0.247cm" fo:min-width="0.993cm" draw:shadow="hidden"/>
    </style:style>
    <style:style style:name="gr71" style:family="graphic" style:parent-style-name="standard">
      <style:graphic-properties draw:stroke="none" svg:stroke-color="#000000" draw:fill="none" draw:fill-color="#ffffff" draw:textarea-horizontal-align="left" draw:auto-grow-height="true" draw:auto-grow-width="true" fo:min-height="0.247cm" fo:min-width="0.73cm" draw:shadow="hidden"/>
    </style:style>
    <style:style style:name="gr72" style:family="graphic" style:parent-style-name="standard">
      <style:graphic-properties draw:stroke="none" svg:stroke-color="#000000" draw:fill="none" draw:fill-color="#ffffff" draw:textarea-horizontal-align="left" draw:auto-grow-height="true" draw:auto-grow-width="true" fo:min-height="0.247cm" fo:min-width="0.734cm" draw:shadow="hidden"/>
    </style:style>
    <style:style style:name="gr73" style:family="graphic" style:parent-style-name="standard">
      <style:graphic-properties draw:stroke="none" svg:stroke-color="#000000" draw:fill="none" draw:fill-color="#ffffff" draw:textarea-horizontal-align="left" draw:auto-grow-height="true" draw:auto-grow-width="true" fo:min-height="0.247cm" fo:min-width="0.739cm" draw:shadow="hidden"/>
    </style:style>
    <style:style style:name="gr74" style:family="graphic" style:parent-style-name="standard">
      <style:graphic-properties draw:stroke="none" svg:stroke-color="#000000" draw:fill="none" draw:fill-color="#ffffff" draw:textarea-horizontal-align="left" draw:auto-grow-height="true" draw:auto-grow-width="true" fo:min-height="0.247cm" fo:min-width="0.442cm" draw:shadow="hidden"/>
    </style:style>
    <style:style style:name="gr75" style:family="graphic" style:parent-style-name="standard">
      <style:graphic-properties draw:stroke="none" svg:stroke-color="#000000" draw:fill="none" draw:fill-color="#ffffff" draw:textarea-horizontal-align="left" draw:auto-grow-height="true" draw:auto-grow-width="true" fo:min-height="0.247cm" fo:min-width="0.294cm" draw:shadow="hidden"/>
    </style:style>
    <style:style style:name="gr76" style:family="graphic" style:parent-style-name="standard">
      <style:graphic-properties svg:stroke-width="0.018cm" svg:stroke-color="#000000" draw:marker-start-width="0.152cm" draw:marker-end-width="0.152cm" draw:fill-color="#000000" draw:textarea-vertical-align="middle" fo:padding-top="0.134cm" fo:padding-bottom="0.134cm" fo:padding-left="0.259cm" fo:padding-right="0.259cm"/>
    </style:style>
    <style:style style:name="gr77" style:family="graphic" style:parent-style-name="standard">
      <style:graphic-properties draw:stroke="none" svg:stroke-color="#000000" draw:fill="none" draw:fill-color="#ffffff" draw:textarea-horizontal-align="left" draw:auto-grow-height="true" draw:auto-grow-width="true" fo:min-height="0.247cm" fo:min-width="1.983cm" draw:shadow="hidden"/>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5" style:family="paragraph">
      <loext:graphic-properties draw:fill="none"/>
      <style:paragraph-properties fo:text-align="center"/>
      <style:text-properties fo:font-size="10pt" style:font-size-asian="10pt" style:font-size-complex="10pt"/>
    </style:style>
    <style:style style:name="P6" style:family="paragraph">
      <loext:graphic-properties draw:fill="solid" draw:fill-color="#000000" draw:opacity="100%"/>
      <style:paragraph-properties fo:text-align="center"/>
    </style:style>
    <style:style style:name="P7" style:family="paragraph">
      <loext:graphic-properties draw:fill="solid" draw:fill-color="#000000"/>
      <style:paragraph-properties fo:text-align="center"/>
    </style:style>
    <style:style style:name="P8" style:family="paragraph">
      <loext:graphic-properties draw:fill="solid" draw:fill-color="#ffffff"/>
      <style:paragraph-properties fo:text-align="center"/>
      <style:text-properties fo:font-size="10pt" style:font-size-asian="10pt" style:font-size-complex="10pt"/>
    </style:style>
    <style:style style:name="P9" style:family="paragraph">
      <loext:graphic-properties draw:fill-color="#000000"/>
      <style:paragraph-properties fo:text-align="center"/>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9cm" svg:height="15.3cm" svg:x="4.882cm" svg:y="2.9cm">
          <text:p/>
        </draw:rect>
        <draw:rect draw:style-name="gr2" draw:text-style-name="P2" draw:layer="layout" svg:width="0.3cm" svg:height="0.3cm" svg:x="11.85cm" svg:y="2.75cm">
          <text:p/>
        </draw:rect>
        <draw:rect draw:style-name="gr2" draw:text-style-name="P2" draw:layer="layout" svg:width="0.3cm" svg:height="0.3cm" svg:x="4.732cm" svg:y="6.35cm">
          <text:p/>
        </draw:rect>
        <draw:frame draw:style-name="gr3" draw:text-style-name="P4" draw:layer="layout" svg:width="1.497cm" svg:height="0.497cm" svg:x="3.452cm" svg:y="5.87cm">
          <draw:text-box>
            <text:p text:style-name="P3"><text:span text:style-name="T1">BRK DLY</text:span></text:p>
          </draw:text-box>
        </draw:frame>
        <draw:rect draw:style-name="gr2" draw:text-style-name="P2" xml:id="id9" draw:id="id9" draw:layer="layout" svg:width="0.3cm" svg:height="0.3cm" svg:x="6.2cm" svg:y="18.05cm">
          <text:p/>
        </draw:rect>
        <draw:rect draw:style-name="gr4" draw:text-style-name="P5" xml:id="id1" draw:id="id1" draw:layer="layout" svg:width="3.28cm" svg:height="1.37cm" svg:x="6.06cm" svg:y="3.74cm">
          <text:p text:style-name="P3"><text:span text:style-name="T2">fc</text:span></text:p>
          <text:p text:style-name="P3"><text:span text:style-name="T2">OSCILLATOR</text:span></text:p>
        </draw:rect>
        <draw:rect draw:style-name="gr4" draw:text-style-name="P5" xml:id="id2" draw:id="id2" draw:layer="layout" svg:width="3.28cm" svg:height="1.37cm" svg:x="11.56cm" svg:y="3.74cm">
          <text:p text:style-name="P3"><text:span text:style-name="T2">CHARGE</text:span></text:p>
          <text:p text:style-name="P3"><text:span text:style-name="T2">PUMP</text:span></text:p>
        </draw:rect>
        <draw:connector draw:style-name="gr5" draw:text-style-name="P1" draw:layer="layout" draw:type="line" svg:x1="9.34cm" svg:y1="4.425cm" svg:x2="11.56cm" svg:y2="4.425cm" draw:start-shape="id1" draw:start-glue-point="1" draw:end-shape="id2" draw:end-glue-point="3" svg:d="M9340 4425h2220" svg:viewBox="0 0 2221 1">
          <text:p/>
        </draw:connector>
        <draw:polygon draw:style-name="gr6" draw:text-style-name="P6" draw:layer="layout" svg:width="0.049cm" svg:height="0.689cm" svg:x="11.975cm" svg:y="3.05cm" svg:viewBox="0 0 50 690" draw:points="0,0 25,0 50,0 50,690 25,690 0,690">
          <text:p/>
        </draw:polygon>
        <draw:frame draw:style-name="gr7" draw:text-style-name="P4" draw:layer="layout" svg:width="0.798cm" svg:height="0.497cm" svg:x="11.14cm" svg:y="2.863cm">
          <draw:text-box>
            <text:p text:style-name="P3"><text:span text:style-name="T1">10</text:span></text:p>
          </draw:text-box>
        </draw:frame>
        <draw:rect draw:style-name="gr4" draw:text-style-name="P5" draw:layer="layout" svg:width="4cm" svg:height="8.5cm" svg:x="10.9cm" svg:y="6.24cm">
          <text:p text:style-name="P3"><text:span text:style-name="T2">LOGIC</text:span></text:p>
          <text:p text:style-name="P3"><text:span text:style-name="T2">&amp;</text:span></text:p>
          <text:p text:style-name="P3"><text:span text:style-name="T2">CONTROL</text:span></text:p>
        </draw:rect>
        <draw:line draw:style-name="gr8" draw:text-style-name="P1" draw:layer="layout" svg:x1="5.01cm" svg:y1="6.5cm" svg:x2="10.91cm" svg:y2="6.51cm">
          <text:p/>
        </draw:line>
        <draw:frame draw:style-name="gr7" draw:text-style-name="P4" draw:layer="layout" svg:width="0.798cm" svg:height="0.497cm" svg:x="4.77cm" svg:y="5.94cm">
          <draw:text-box>
            <text:p text:style-name="P3"><text:span text:style-name="T1">15</text:span></text:p>
          </draw:text-box>
        </draw:frame>
        <draw:path draw:style-name="gr9" draw:text-style-name="P6" draw:layer="layout" svg:width="1.188cm" svg:height="0.853cm" svg:x="3.535cm" svg:y="6.469cm" svg:viewBox="0 0 1189 854" svg:d="M1189 0v25 25h-1139v779h-15v25h-10c-5 0-9-1-12-3-4-3-7-6-10-9-2-4-3-8-3-13v-804c0-5 1-9 3-12 3-4 6-7 10-10 3-2 7-3 12-3z">
          <text:p/>
        </draw:path>
        <draw:rect draw:style-name="gr2" draw:text-style-name="P2" draw:layer="layout" svg:width="0.3cm" svg:height="0.9cm" svg:x="3.41cm" svg:y="6.9cm">
          <text:p/>
        </draw:rect>
        <draw:rect draw:style-name="gr10" draw:text-style-name="P7" draw:layer="layout" svg:width="0.05cm" svg:height="0.45cm" draw:transform="rotate (1.5707963267949) translate (4.1cm 7.05cm)">
          <text:p/>
        </draw:rect>
        <draw:rect draw:style-name="gr10" draw:text-style-name="P7" xml:id="id3" draw:id="id3" draw:layer="layout" svg:width="0.05cm" svg:height="0.45cm" draw:transform="rotate (1.5707963267949) translate (4.1cm 7.2cm)">
          <text:p/>
        </draw:rect>
        <draw:polygon draw:style-name="gr11" draw:text-style-name="P6" draw:layer="layout" svg:width="0.229cm" svg:height="0.619cm" svg:x="4.213cm" svg:y="6.38cm" svg:viewBox="0 0 230 620" draw:points="137,620 112,620 87,620 89,226 73,221 52,211 33,196 19,177 8,156 3,135 0,114 3,93 9,72 20,51 34,33 53,18 74,8 95,2 117,0 137,2 159,9 178,19 197,34 212,52 222,73 228,95 230,116 227,137 221,158 211,178 196,197 177,212 157,222 139,226">
          <text:p/>
        </draw:polygon>
        <draw:connector draw:style-name="gr12" draw:text-style-name="P1" draw:layer="layout" draw:type="line" svg:x1="4.325cm" svg:y1="7.2cm" svg:x2="4.317cm" svg:y2="8.53cm" draw:start-shape="id3" draw:start-glue-point="3" svg:d="M4325 7200l-8 1330" svg:viewBox="0 0 9 1331">
          <text:p/>
        </draw:connector>
        <draw:path draw:style-name="gr11" draw:text-style-name="P6" draw:layer="layout" svg:width="0.894cm" svg:height="0.522cm" svg:x="3.535cm" svg:y="7.8cm" svg:viewBox="0 0 895 523" svg:d="M0 0h25 25l2 389 617-6 5-17 10-20 15-19 19-15 21-10 20-6 22-2 21 2 21 6 21 11 18 14 14 19 10 21 7 21 2 22-2 20-7 22-10 19-15 19-18 15-21 10-21 6-21 2-22-2-20-6-21-11-19-14-14-19-11-20-4-18-642 6c-5 0-8 0-12-3s-7-5-10-9-3-8-3-13z">
          <text:p/>
        </draw:path>
        <draw:frame draw:style-name="gr13" draw:text-style-name="P4" draw:layer="layout" svg:width="0.82cm" svg:height="0.497cm" svg:x="2.753cm" svg:y="6.871cm">
          <draw:text-box>
            <text:p text:style-name="P3"><text:span text:style-name="T1">Rd</text:span></text:p>
          </draw:text-box>
        </draw:frame>
        <draw:frame draw:style-name="gr14" draw:text-style-name="P4" draw:layer="layout" svg:width="0.811cm" svg:height="0.497cm" svg:x="3.499cm" svg:y="6.853cm">
          <draw:text-box>
            <text:p text:style-name="P3"><text:span text:style-name="T1">Cd</text:span></text:p>
          </draw:text-box>
        </draw:frame>
        <draw:rect draw:style-name="gr4" draw:text-style-name="P5" xml:id="id4" draw:id="id4" draw:layer="layout" svg:width="3.28cm" svg:height="1.37cm" svg:x="6.348cm" svg:y="311cm">
          <text:p text:style-name="P3"><text:span text:style-name="T2">fc</text:span></text:p>
          <text:p text:style-name="P3"><text:span text:style-name="T2">OSCILLATOR</text:span></text:p>
        </draw:rect>
        <draw:connector draw:style-name="gr5" draw:text-style-name="P1" draw:layer="layout" draw:type="line" svg:x1="9.628cm" svg:y1="311.685cm" svg:x2="11.848cm" svg:y2="311.685cm" draw:start-shape="id4" draw:start-glue-point="1" svg:d="M9628 311685h2220" svg:viewBox="0 0 2221 1">
          <text:p/>
        </draw:connector>
        <draw:rect draw:style-name="gr4" draw:text-style-name="P5" draw:layer="layout" svg:width="3.28cm" svg:height="1.37cm" svg:x="6.048cm" svg:y="7.04cm">
          <text:p text:style-name="P3"><text:span text:style-name="T2">THERMAL</text:span></text:p>
          <text:p text:style-name="P3"><text:span text:style-name="T2">SHUTDOWN</text:span></text:p>
        </draw:rect>
        <draw:line draw:style-name="gr8" draw:text-style-name="P1" draw:layer="layout" svg:x1="9.33cm" svg:y1="7.75cm" svg:x2="10.9cm" svg:y2="7.75cm">
          <text:p/>
        </draw:line>
        <draw:rect draw:style-name="gr2" draw:text-style-name="P2" draw:layer="layout" svg:width="0.3cm" svg:height="0.3cm" svg:x="4.732cm" svg:y="8.85cm">
          <text:p/>
        </draw:rect>
        <draw:line draw:style-name="gr5" draw:text-style-name="P1" draw:layer="layout" svg:x1="5.04cm" svg:y1="9cm" svg:x2="10.91cm" svg:y2="9cm">
          <text:p/>
        </draw:line>
        <draw:frame draw:style-name="gr15" draw:text-style-name="P4" draw:layer="layout" svg:width="0.993cm" svg:height="0.497cm" svg:x="3.927cm" svg:y="8.75cm">
          <draw:text-box>
            <text:p text:style-name="P3"><text:span text:style-name="T1">BRK</text:span></text:p>
          </draw:text-box>
        </draw:frame>
        <draw:frame draw:style-name="gr7" draw:text-style-name="P4" draw:layer="layout" svg:width="0.798cm" svg:height="0.497cm" svg:x="4.862cm" svg:y="8.61cm">
          <draw:text-box>
            <text:p text:style-name="P3"><text:span text:style-name="T1">21</text:span></text:p>
          </draw:text-box>
        </draw:frame>
        <draw:rect draw:style-name="gr2" draw:text-style-name="P2" draw:layer="layout" svg:width="0.3cm" svg:height="0.3cm" svg:x="4.733cm" svg:y="9.351cm">
          <text:p/>
        </draw:rect>
        <draw:line draw:style-name="gr5" draw:text-style-name="P1" draw:layer="layout" svg:x1="5.041cm" svg:y1="9.501cm" svg:x2="10.911cm" svg:y2="9.501cm">
          <text:p/>
        </draw:line>
        <draw:frame draw:style-name="gr16" draw:text-style-name="P4" draw:layer="layout" svg:width="1.09cm" svg:height="0.497cm" svg:x="3.828cm" svg:y="9.251cm">
          <draw:text-box>
            <text:p text:style-name="P3"><text:span text:style-name="T1">INUA</text:span></text:p>
          </draw:text-box>
        </draw:frame>
        <draw:frame draw:style-name="gr7" draw:text-style-name="P4" draw:layer="layout" svg:width="0.798cm" svg:height="0.497cm" svg:x="4.863cm" svg:y="9.111cm">
          <draw:text-box>
            <text:p text:style-name="P3"><text:span text:style-name="T1">23</text:span></text:p>
          </draw:text-box>
        </draw:frame>
        <draw:rect draw:style-name="gr2" draw:text-style-name="P2" draw:layer="layout" svg:width="0.3cm" svg:height="0.3cm" svg:x="4.732cm" svg:y="9.85cm">
          <text:p/>
        </draw:rect>
        <draw:line draw:style-name="gr5" draw:text-style-name="P1" draw:layer="layout" svg:x1="5.04cm" svg:y1="10cm" svg:x2="10.91cm" svg:y2="10cm">
          <text:p/>
        </draw:line>
        <draw:frame draw:style-name="gr17" draw:text-style-name="P4" draw:layer="layout" svg:width="1.095cm" svg:height="0.497cm" svg:x="3.827cm" svg:y="9.75cm">
          <draw:text-box>
            <text:p text:style-name="P3"><text:span text:style-name="T1">INUB</text:span></text:p>
          </draw:text-box>
        </draw:frame>
        <draw:frame draw:style-name="gr7" draw:text-style-name="P4" draw:layer="layout" svg:width="0.798cm" svg:height="0.497cm" svg:x="4.862cm" svg:y="9.61cm">
          <draw:text-box>
            <text:p text:style-name="P3"><text:span text:style-name="T1">24</text:span></text:p>
          </draw:text-box>
        </draw:frame>
        <draw:rect draw:style-name="gr2" draw:text-style-name="P2" draw:layer="layout" svg:width="0.3cm" svg:height="0.3cm" svg:x="4.733cm" svg:y="10.351cm">
          <text:p/>
        </draw:rect>
        <draw:line draw:style-name="gr5" draw:text-style-name="P1" draw:layer="layout" svg:x1="5.041cm" svg:y1="10.501cm" svg:x2="10.911cm" svg:y2="10.501cm">
          <text:p/>
        </draw:line>
        <draw:frame draw:style-name="gr16" draw:text-style-name="P4" draw:layer="layout" svg:width="1.09cm" svg:height="0.497cm" svg:x="3.828cm" svg:y="10.251cm">
          <draw:text-box>
            <text:p text:style-name="P3"><text:span text:style-name="T1">INUC</text:span></text:p>
          </draw:text-box>
        </draw:frame>
        <draw:frame draw:style-name="gr7" draw:text-style-name="P4" draw:layer="layout" svg:width="0.798cm" svg:height="0.497cm" svg:x="4.863cm" svg:y="10.111cm">
          <draw:text-box>
            <text:p text:style-name="P3"><text:span text:style-name="T1">16</text:span></text:p>
          </draw:text-box>
        </draw:frame>
        <draw:rect draw:style-name="gr2" draw:text-style-name="P2" draw:layer="layout" svg:width="0.3cm" svg:height="0.3cm" svg:x="4.732cm" svg:y="10.85cm">
          <text:p/>
        </draw:rect>
        <draw:line draw:style-name="gr5" draw:text-style-name="P1" draw:layer="layout" svg:x1="5.04cm" svg:y1="11cm" svg:x2="10.91cm" svg:y2="11cm">
          <text:p/>
        </draw:line>
        <draw:frame draw:style-name="gr18" draw:text-style-name="P4" draw:layer="layout" svg:width="1.061cm" svg:height="0.497cm" svg:x="3.827cm" svg:y="10.75cm">
          <draw:text-box>
            <text:p text:style-name="P3"><text:span text:style-name="T1">INLA</text:span></text:p>
          </draw:text-box>
        </draw:frame>
        <draw:frame draw:style-name="gr19" draw:text-style-name="P4" draw:layer="layout" svg:width="0.65cm" svg:height="0.497cm" svg:x="4.862cm" svg:y="10.61cm">
          <draw:text-box>
            <text:p text:style-name="P3"><text:span text:style-name="T1">8</text:span></text:p>
          </draw:text-box>
        </draw:frame>
        <draw:rect draw:style-name="gr2" draw:text-style-name="P2" draw:layer="layout" svg:width="0.3cm" svg:height="0.3cm" svg:x="4.733cm" svg:y="11.351cm">
          <text:p/>
        </draw:rect>
        <draw:line draw:style-name="gr5" draw:text-style-name="P1" draw:layer="layout" svg:x1="5.041cm" svg:y1="11.501cm" svg:x2="10.911cm" svg:y2="11.501cm">
          <text:p/>
        </draw:line>
        <draw:frame draw:style-name="gr20" draw:text-style-name="P4" draw:layer="layout" svg:width="1.057cm" svg:height="0.497cm" svg:x="3.828cm" svg:y="11.251cm">
          <draw:text-box>
            <text:p text:style-name="P3"><text:span text:style-name="T1">INLB</text:span></text:p>
          </draw:text-box>
        </draw:frame>
        <draw:frame draw:style-name="gr19" draw:text-style-name="P4" draw:layer="layout" svg:width="0.65cm" svg:height="0.497cm" svg:x="4.863cm" svg:y="11.111cm">
          <draw:text-box>
            <text:p text:style-name="P3"><text:span text:style-name="T1">6</text:span></text:p>
          </draw:text-box>
        </draw:frame>
        <draw:rect draw:style-name="gr2" draw:text-style-name="P2" draw:layer="layout" svg:width="0.3cm" svg:height="0.3cm" svg:x="4.732cm" svg:y="11.85cm">
          <text:p/>
        </draw:rect>
        <draw:line draw:style-name="gr5" draw:text-style-name="P1" draw:layer="layout" svg:x1="5.04cm" svg:y1="12cm" svg:x2="10.91cm" svg:y2="12cm">
          <text:p/>
        </draw:line>
        <draw:frame draw:style-name="gr21" draw:text-style-name="P4" draw:layer="layout" svg:width="1.052cm" svg:height="0.497cm" svg:x="3.827cm" svg:y="11.75cm">
          <draw:text-box>
            <text:p text:style-name="P3"><text:span text:style-name="T1">INLC</text:span></text:p>
          </draw:text-box>
        </draw:frame>
        <draw:frame draw:style-name="gr7" draw:text-style-name="P4" draw:layer="layout" svg:width="0.798cm" svg:height="0.497cm" svg:x="4.862cm" svg:y="11.61cm">
          <draw:text-box>
            <text:p text:style-name="P3"><text:span text:style-name="T1">14</text:span></text:p>
          </draw:text-box>
        </draw:frame>
        <draw:rect draw:style-name="gr2" draw:text-style-name="P2" draw:layer="layout" svg:width="0.3cm" svg:height="0.3cm" svg:x="4.729cm" svg:y="12.751cm">
          <text:p/>
        </draw:rect>
        <draw:frame draw:style-name="gr22" draw:text-style-name="P4" draw:layer="layout" svg:width="0.824cm" svg:height="0.497cm" svg:x="3.91cm" svg:y="12.43cm">
          <draw:text-box>
            <text:p text:style-name="P3"><text:span text:style-name="T1">RC</text:span></text:p>
          </draw:text-box>
        </draw:frame>
        <draw:line draw:style-name="gr5" draw:text-style-name="P1" draw:layer="layout" svg:x1="9.32cm" svg:y1="12.52cm" svg:x2="10.907cm" svg:y2="12.511cm">
          <text:p/>
        </draw:line>
        <draw:frame draw:style-name="gr7" draw:text-style-name="P4" draw:layer="layout" svg:width="0.798cm" svg:height="0.497cm" svg:x="4.81cm" svg:y="12.49cm">
          <draw:text-box>
            <text:p text:style-name="P3"><text:span text:style-name="T1">13</text:span></text:p>
          </draw:text-box>
        </draw:frame>
        <draw:path draw:style-name="gr9" draw:text-style-name="P6" draw:layer="layout" svg:width="1.188cm" svg:height="0.853cm" svg:x="3.532cm" svg:y="12.87cm" svg:viewBox="0 0 1189 854" svg:d="M1189 0v25 25h-1139v779h-15v25h-10c-5 0-9-1-12-3-4-3-7-6-10-9-2-4-3-8-3-13v-804c0-5 1-9 3-12 3-4 6-7 10-10 3-2 7-3 12-3z">
          <text:p/>
        </draw:path>
        <draw:rect draw:style-name="gr2" draw:text-style-name="P2" draw:layer="layout" svg:width="0.3cm" svg:height="0.9cm" svg:x="3.407cm" svg:y="13.301cm">
          <text:p/>
        </draw:rect>
        <draw:rect draw:style-name="gr10" draw:text-style-name="P7" draw:layer="layout" svg:width="0.05cm" svg:height="0.45cm" draw:transform="rotate (1.5707963267949) translate (4.097cm 13.451cm)">
          <text:p/>
        </draw:rect>
        <draw:rect draw:style-name="gr10" draw:text-style-name="P7" xml:id="id5" draw:id="id5" draw:layer="layout" svg:width="0.05cm" svg:height="0.45cm" draw:transform="rotate (1.5707963267949) translate (4.097cm 13.601cm)">
          <text:p/>
        </draw:rect>
        <draw:polygon draw:style-name="gr11" draw:text-style-name="P6" draw:layer="layout" svg:width="0.229cm" svg:height="0.619cm" svg:x="4.21cm" svg:y="12.781cm" svg:viewBox="0 0 230 620" draw:points="137,620 112,620 87,620 89,226 73,221 52,211 33,196 19,177 8,156 3,135 0,114 3,93 9,72 20,51 34,33 53,18 74,8 95,2 117,0 137,2 159,9 178,19 197,34 212,52 222,73 228,95 230,116 227,137 221,158 211,178 196,197 177,212 157,222 139,226">
          <text:p/>
        </draw:polygon>
        <draw:connector draw:style-name="gr12" draw:text-style-name="P1" draw:layer="layout" draw:type="line" svg:x1="4.322cm" svg:y1="13.601cm" svg:x2="4.314cm" svg:y2="14.931cm" draw:start-shape="id5" draw:start-glue-point="3" svg:d="M4322 13601l-8 1330" svg:viewBox="0 0 9 1331">
          <text:p/>
        </draw:connector>
        <draw:path draw:style-name="gr11" draw:text-style-name="P6" draw:layer="layout" svg:width="0.894cm" svg:height="0.522cm" svg:x="3.532cm" svg:y="14.201cm" svg:viewBox="0 0 895 523" svg:d="M0 0h25 25l2 389 617-6 5-17 10-20 15-19 19-15 21-10 20-6 22-2 21 2 21 6 21 11 18 14 14 19 10 21 7 21 2 22-2 20-7 22-10 19-15 19-18 15-21 10-21 6-21 2-22-2-20-6-21-11-19-14-14-19-11-20-4-18-642 6c-5 0-8 0-12-3s-7-5-10-9-3-8-3-13z">
          <text:p/>
        </draw:path>
        <draw:frame draw:style-name="gr23" draw:text-style-name="P4" draw:layer="layout" svg:width="0.667cm" svg:height="0.497cm" svg:x="2.95cm" svg:y="13.272cm">
          <draw:text-box>
            <text:p text:style-name="P3"><text:span text:style-name="T1">R</text:span></text:p>
          </draw:text-box>
        </draw:frame>
        <draw:frame draw:style-name="gr24" draw:text-style-name="P4" draw:layer="layout" svg:width="0.659cm" svg:height="0.497cm" svg:x="3.596cm" svg:y="13.254cm">
          <draw:text-box>
            <text:p text:style-name="P3"><text:span text:style-name="T1">C</text:span></text:p>
          </draw:text-box>
        </draw:frame>
        <draw:rect draw:style-name="gr25" draw:text-style-name="P8" xml:id="id7" draw:id="id7" draw:layer="layout" svg:width="3.28cm" svg:height="1.37cm" svg:x="6.045cm" svg:y="12.241cm">
          <text:p text:style-name="P3"><text:span text:style-name="T2">ONE</text:span></text:p>
          <text:p text:style-name="P3"><text:span text:style-name="T2">SHOT/SLEW</text:span></text:p>
        </draw:rect>
        <draw:line draw:style-name="gr8" draw:text-style-name="P1" draw:layer="layout" svg:x1="5.03cm" svg:y1="12.9cm" svg:x2="6.05cm" svg:y2="12.91cm">
          <text:p/>
        </draw:line>
        <draw:rect draw:style-name="gr2" draw:text-style-name="P2" draw:layer="layout" svg:width="0.3cm" svg:height="0.3cm" svg:x="4.729cm" svg:y="15.151cm">
          <text:p/>
        </draw:rect>
        <draw:rect draw:style-name="gr2" draw:text-style-name="P2" draw:layer="layout" svg:width="0.3cm" svg:height="0.3cm" svg:x="4.729cm" svg:y="16.19cm">
          <text:p/>
        </draw:rect>
        <draw:polygon draw:style-name="gr26" draw:text-style-name="P8" draw:layer="layout" svg:width="0.999cm" svg:height="0.999cm" svg:x="12.38cm" svg:y="15.07cm" svg:viewBox="0 0 1000 1000" draw:points="0,1000 0,0 1000,503 1000,503">
          <text:p/>
        </draw:polygon>
        <draw:line draw:style-name="gr8" draw:text-style-name="P1" draw:layer="layout" svg:x1="5.02cm" svg:y1="15.31cm" svg:x2="12.38cm" svg:y2="15.36cm">
          <text:p/>
        </draw:line>
        <draw:frame draw:style-name="gr27" draw:text-style-name="P4" draw:layer="layout" svg:width="0.896cm" svg:height="0.497cm" svg:x="12.35cm" svg:y="15.3cm">
          <draw:text-box>
            <text:p text:style-name="P3"><text:span text:style-name="T1">Gm</text:span></text:p>
          </draw:text-box>
        </draw:frame>
        <draw:frame draw:style-name="gr28" draw:text-style-name="P4" draw:layer="layout" svg:width="0.68cm" svg:height="0.497cm" svg:x="12.15cm" svg:y="15.101cm">
          <draw:text-box>
            <text:p text:style-name="P3"><text:span text:style-name="T1">+</text:span></text:p>
          </draw:text-box>
        </draw:frame>
        <draw:frame draw:style-name="gr29" draw:text-style-name="P4" draw:layer="layout" svg:width="0.591cm" svg:height="0.497cm" svg:x="12.2cm" svg:y="15.55cm">
          <draw:text-box>
            <text:p text:style-name="P3"><text:span text:style-name="T1">-</text:span></text:p>
          </draw:text-box>
        </draw:frame>
        <draw:polygon draw:style-name="gr26" draw:text-style-name="P8" draw:layer="layout" svg:width="0.999cm" svg:height="0.999cm" svg:x="6.13cm" svg:y="15.6cm" svg:viewBox="0 0 1000 1000" draw:points="0,1000 0,0 1000,503 1000,503">
          <text:p/>
        </draw:polygon>
        <draw:frame draw:style-name="gr28" draw:text-style-name="P4" draw:layer="layout" svg:width="0.68cm" svg:height="0.497cm" svg:x="5.9cm" svg:y="15.631cm">
          <draw:text-box>
            <text:p text:style-name="P3"><text:span text:style-name="T1">+</text:span></text:p>
          </draw:text-box>
        </draw:frame>
        <draw:frame draw:style-name="gr29" draw:text-style-name="P4" draw:layer="layout" svg:width="0.591cm" svg:height="0.497cm" svg:x="5.95cm" svg:y="16.08cm">
          <draw:text-box>
            <text:p text:style-name="P3"><text:span text:style-name="T1">-</text:span></text:p>
          </draw:text-box>
        </draw:frame>
        <draw:line draw:style-name="gr5" draw:text-style-name="P1" draw:layer="layout" svg:x1="5.03cm" svg:y1="15.31cm" svg:x2="5.54cm" svg:y2="15.31cm">
          <text:p/>
        </draw:line>
        <draw:connector draw:style-name="gr30" draw:text-style-name="P1" draw:layer="layout" draw:type="line" svg:x1="5.731cm" svg:y1="15.196cm" svg:x2="5.716cm" svg:y2="15.906cm" svg:d="M5731 15196l-15 710" svg:viewBox="0 0 16 711">
          <text:p/>
        </draw:connector>
        <draw:line draw:style-name="gr8" draw:text-style-name="P1" draw:layer="layout" svg:x1="6.14cm" svg:y1="15.88cm" svg:x2="5.71cm" svg:y2="15.88cm">
          <text:p/>
        </draw:line>
        <draw:line draw:style-name="gr5" draw:text-style-name="P1" draw:layer="layout" svg:x1="5.018cm" svg:y1="16.349cm" svg:x2="5.528cm" svg:y2="16.349cm">
          <text:p/>
        </draw:line>
        <draw:line draw:style-name="gr8" draw:text-style-name="P1" draw:layer="layout" svg:x1="6.14cm" svg:y1="16.35cm" svg:x2="5.35cm" svg:y2="16.35cm">
          <text:p/>
        </draw:line>
        <draw:polygon draw:style-name="gr26" draw:text-style-name="P8" xml:id="id6" draw:id="id6" draw:layer="layout" svg:width="0.999cm" svg:height="0.999cm" svg:x="7.33cm" svg:y="16.43cm" svg:viewBox="0 0 1000 1000" draw:points="0,1000 0,0 1000,503 1000,503">
          <text:p/>
        </draw:polygon>
        <draw:frame draw:style-name="gr28" draw:text-style-name="P4" draw:layer="layout" svg:width="0.68cm" svg:height="0.497cm" svg:x="7.1cm" svg:y="16.461cm">
          <draw:text-box>
            <text:p text:style-name="P3"><text:span text:style-name="T1">+</text:span></text:p>
          </draw:text-box>
        </draw:frame>
        <draw:frame draw:style-name="gr29" draw:text-style-name="P4" draw:layer="layout" svg:width="0.591cm" svg:height="0.497cm" svg:x="7.15cm" svg:y="16.91cm">
          <draw:text-box>
            <text:p text:style-name="P3"><text:span text:style-name="T1">-</text:span></text:p>
          </draw:text-box>
        </draw:frame>
        <draw:path draw:style-name="gr31" draw:text-style-name="P6" draw:layer="layout" svg:width="1.718cm" svg:height="0.504cm" svg:x="5.621cm" svg:y="16.23cm" svg:viewBox="0 0 1719 505" svg:d="M101 497c-4-3-6-5-9-9s-3-8-3-13l-2-250-17-5-20-11-19-15-14-19-10-21-5-21-2-21 3-21 7-21 11-21 15-18 19-14 21-9 21-7 22-1 20 2 21 8 20 11 19 15 14 18 9 21 6 22 2 21-3 21-7 21-11 20-15 19-19 14-20 10-18 4 2 223 1580 5v25 25l-1605-5c-5 0-9 0-13-3z">
          <text:p/>
        </draw:path>
        <draw:line draw:style-name="gr5" draw:text-style-name="P1" draw:layer="layout" svg:x1="5.73cm" svg:y1="15.31cm" svg:x2="7.79cm" svg:y2="15.33cm">
          <text:p/>
        </draw:line>
        <draw:connector draw:style-name="gr32" draw:text-style-name="P1" draw:layer="layout" draw:line-skew="0.08cm" svg:x1="8.33cm" svg:y1="16.93cm" svg:x2="9.325cm" svg:y2="12.926cm" draw:start-shape="id6" draw:start-glue-point="1" draw:end-shape="id7" svg:d="M8330 16930h1600v-4004h-605" svg:viewBox="0 0 1601 4005">
          <text:p/>
        </draw:connector>
        <draw:line draw:style-name="gr5" draw:text-style-name="P1" draw:layer="layout" svg:x1="9.93cm" svg:y1="16.91cm" svg:x2="9.93cm" svg:y2="16.16cm">
          <text:p/>
        </draw:line>
        <draw:rect draw:style-name="gr2" draw:text-style-name="P2" draw:layer="layout" svg:width="0.3cm" svg:height="0.3cm" svg:x="23.73cm" svg:y="17.49cm">
          <text:p/>
        </draw:rect>
        <draw:path draw:style-name="gr9" draw:text-style-name="P6" draw:layer="layout" svg:width="16.949cm" svg:height="0.529cm" svg:x="6.78cm" svg:y="17.135cm" svg:viewBox="0 0 16950 530" svg:d="M16950 480v25 25h-7200-9725c-5 0-8 0-12-3s-7-5-10-9-3-8-3-13v-480c0-5 0-8 3-12s6-7 10-10 7-3 12-3h525v25 25h-500v430h9700z">
          <text:p/>
        </draw:path>
        <draw:path draw:style-name="gr33" draw:text-style-name="P6" draw:layer="layout" svg:width="0.814cm" svg:height="1.98cm" svg:x="11.575cm" svg:y="15.78cm" svg:viewBox="0 0 815 1981" svg:d="M85 35c0-5 0-8 3-12s6-7 10-10 7-3 12-3l705-10v25 25l-680 10v1694l17 4 21 9 19 14 16 18 11 20 7 20 4 22-1 21-5 21-10 22-13 18-18 16-21 11-20 8-22 3-20-1-22-6-20-9-20-13-16-18-11-20-7-21-4-21 2-21 5-21 9-21 14-20 18-16 19-11 18-6z">
          <text:p/>
        </draw:path>
        <draw:line draw:style-name="gr5" draw:text-style-name="P1" draw:layer="layout" svg:x1="11.69cm" svg:y1="17.59cm" svg:x2="11.68cm" svg:y2="16.45cm">
          <text:p/>
        </draw:line>
        <draw:line draw:style-name="gr5" draw:text-style-name="P1" draw:layer="layout" svg:x1="11.62cm" svg:y1="17.64cm" svg:x2="10.28cm" svg:y2="17.64cm">
          <text:p/>
        </draw:line>
        <draw:path draw:style-name="gr9" draw:text-style-name="P6" draw:layer="layout" svg:width="4.229cm" svg:height="1.394cm" svg:x="7.13cm" svg:y="14.73cm" svg:viewBox="0 0 4230 1395" svg:d="M0 1395v-25-25l4180-10v-1335h25 25v1360c0 5 0 9-3 13s-5 6-9 9-8 3-13 3z">
          <text:p/>
        </draw:path>
        <draw:rect draw:style-name="gr2" draw:text-style-name="P2" xml:id="id8" draw:id="id8" draw:layer="layout" svg:width="0.3cm" svg:height="0.3cm" svg:x="9.3cm" svg:y="18.05cm">
          <text:p/>
        </draw:rect>
        <draw:connector draw:style-name="gr12" draw:text-style-name="P1" draw:layer="layout" draw:type="line" svg:x1="9.45cm" svg:y1="18.35cm" svg:x2="9.434cm" svg:y2="19.497cm" draw:start-shape="id8" draw:start-glue-point="2" svg:d="M9450 18350l-16 1147" svg:viewBox="0 0 17 1148">
          <text:p/>
        </draw:connector>
        <draw:connector draw:style-name="gr34" draw:text-style-name="P1" draw:layer="layout" svg:x1="9.556cm" svg:y1="18.842cm" svg:x2="6.35cm" svg:y2="18.35cm" draw:end-shape="id9" draw:end-glue-point="2" svg:d="M9556 18842v33h-3206v-525" svg:viewBox="0 0 3207 526">
          <text:p/>
        </draw:connector>
        <draw:frame draw:style-name="gr35" draw:text-style-name="P4" draw:layer="layout" svg:width="1.586cm" svg:height="0.497cm" svg:x="3.344cm" svg:y="15.06cm">
          <draw:text-box>
            <text:p text:style-name="P3"><text:span text:style-name="T1">LIN VREF</text:span></text:p>
          </draw:text-box>
        </draw:frame>
        <draw:frame draw:style-name="gr36" draw:text-style-name="P4" draw:layer="layout" svg:width="1.793cm" svg:height="0.497cm" svg:x="3.127cm" svg:y="16.091cm">
          <draw:text-box>
            <text:p text:style-name="P3"><text:span text:style-name="T1">PWM VREF</text:span></text:p>
          </draw:text-box>
        </draw:frame>
        <draw:frame draw:style-name="gr7" draw:text-style-name="P4" draw:layer="layout" svg:width="0.798cm" svg:height="0.497cm" svg:x="4.81cm" svg:y="14.791cm">
          <draw:text-box>
            <text:p text:style-name="P3"><text:span text:style-name="T1">18</text:span></text:p>
          </draw:text-box>
        </draw:frame>
        <draw:frame draw:style-name="gr7" draw:text-style-name="P4" draw:layer="layout" svg:width="0.798cm" svg:height="0.497cm" svg:x="4.81cm" svg:y="15.892cm">
          <draw:text-box>
            <text:p text:style-name="P3"><text:span text:style-name="T1">17</text:span></text:p>
          </draw:text-box>
        </draw:frame>
        <draw:frame draw:style-name="gr7" draw:text-style-name="P4" draw:layer="layout" svg:width="0.798cm" svg:height="0.497cm" svg:x="5.4cm" svg:y="17.673cm">
          <draw:text-box>
            <text:p text:style-name="P3"><text:span text:style-name="T1">26</text:span></text:p>
          </draw:text-box>
        </draw:frame>
        <draw:frame draw:style-name="gr37" draw:text-style-name="P4" draw:layer="layout" svg:width="0.748cm" svg:height="0.497cm" svg:x="6cm" svg:y="17.674cm">
          <draw:text-box>
            <text:p text:style-name="P3"><text:span text:style-name="T1">to</text:span></text:p>
          </draw:text-box>
        </draw:frame>
        <draw:frame draw:style-name="gr7" draw:text-style-name="P4" draw:layer="layout" svg:width="0.798cm" svg:height="0.497cm" svg:x="6.5cm" svg:y="17.675cm">
          <draw:text-box>
            <text:p text:style-name="P3"><text:span text:style-name="T1">28</text:span></text:p>
          </draw:text-box>
        </draw:frame>
        <draw:frame draw:style-name="gr19" draw:text-style-name="P4" draw:layer="layout" svg:width="0.65cm" svg:height="0.497cm" svg:x="8.7cm" svg:y="17.674cm">
          <draw:text-box>
            <text:p text:style-name="P3"><text:span text:style-name="T1">1</text:span></text:p>
          </draw:text-box>
        </draw:frame>
        <draw:frame draw:style-name="gr37" draw:text-style-name="P4" draw:layer="layout" svg:width="0.748cm" svg:height="0.497cm" svg:x="9.1cm" svg:y="17.675cm">
          <draw:text-box>
            <text:p text:style-name="P3"><text:span text:style-name="T1">to</text:span></text:p>
          </draw:text-box>
        </draw:frame>
        <draw:frame draw:style-name="gr19" draw:text-style-name="P4" draw:layer="layout" svg:width="0.65cm" svg:height="0.497cm" svg:x="9.5cm" svg:y="17.676cm">
          <draw:text-box>
            <text:p text:style-name="P3"><text:span text:style-name="T1">4</text:span></text:p>
          </draw:text-box>
        </draw:frame>
        <draw:frame draw:style-name="gr38" draw:text-style-name="P4" draw:layer="layout" svg:width="1.031cm" svg:height="0.497cm" svg:x="9.4cm" svg:y="18.123cm">
          <draw:text-box>
            <text:p text:style-name="P3"><text:span text:style-name="T1">GND</text:span></text:p>
          </draw:text-box>
        </draw:frame>
        <draw:rect draw:style-name="gr25" draw:text-style-name="P8" draw:layer="layout" svg:width="1.55cm" svg:height="1.37cm" svg:x="15.47cm" svg:y="14.88cm">
          <text:p text:style-name="P3"><text:span text:style-name="T2">MPX</text:span></text:p>
        </draw:rect>
        <draw:line draw:style-name="gr8" draw:text-style-name="P1" draw:layer="layout" svg:x1="13.37cm" svg:y1="15.57cm" svg:x2="15.47cm" svg:y2="15.57cm">
          <text:p/>
        </draw:line>
        <draw:line draw:style-name="gr5" draw:text-style-name="P1" draw:layer="layout" svg:x1="13.37cm" svg:y1="15.57cm" svg:x2="14.17cm" svg:y2="15.57cm">
          <text:p/>
        </draw:line>
        <draw:rect draw:style-name="gr2" draw:text-style-name="P2" xml:id="id10" draw:id="id10" draw:layer="layout" svg:width="0.3cm" svg:height="0.3cm" svg:x="14.8cm" svg:y="18.05cm">
          <text:p/>
        </draw:rect>
        <draw:connector draw:style-name="gr39" draw:text-style-name="P1" draw:layer="layout" draw:type="line" svg:x1="14.95cm" svg:y1="18.05cm" svg:x2="14.947cm" svg:y2="15.446cm" draw:start-shape="id10" draw:start-glue-point="0" svg:d="M14950 18050l-3-2604" svg:viewBox="0 0 4 2605">
          <text:p/>
        </draw:connector>
        <draw:polygon draw:style-name="gr25" draw:text-style-name="P8" draw:layer="layout" svg:width="0.999cm" svg:height="0.999cm" svg:x="16.314cm" svg:y="17.129cm" svg:viewBox="0 0 1000 1000" draw:points="1000,1000 1000,0 0,503 0,503">
          <text:p text:style-name="P3"><text:span text:style-name="T2"><text:s text:c="3"/></text:span><text:span text:style-name="T2">Gv</text:span></text:p>
        </draw:polygon>
        <draw:frame draw:style-name="gr7" draw:text-style-name="P4" draw:layer="layout" svg:width="0.798cm" svg:height="0.497cm" svg:x="14.3cm" svg:y="17.676cm">
          <draw:text-box>
            <text:p text:style-name="P3"><text:span text:style-name="T1">19</text:span></text:p>
          </draw:text-box>
        </draw:frame>
        <draw:frame draw:style-name="gr40" draw:text-style-name="P4" draw:layer="layout" svg:width="1.209cm" svg:height="0.497cm" svg:x="13.801cm" svg:y="18.19cm">
          <draw:text-box>
            <text:p text:style-name="P3"><text:span text:style-name="T1">COMP</text:span></text:p>
          </draw:text-box>
        </draw:frame>
        <draw:rect draw:style-name="gr2" draw:text-style-name="P2" xml:id="id11" draw:id="id11" draw:layer="layout" svg:width="0.3cm" svg:height="0.9cm" draw:transform="rotate (1.5707963267949) translate (15.28cm 18.89cm)">
          <text:p/>
        </draw:rect>
        <draw:rect draw:style-name="gr10" draw:text-style-name="P7" draw:layer="layout" svg:width="0.05cm" svg:height="0.45cm" draw:transform="rotate (-3.14159265358979) translate (16.63cm 18.97cm)">
          <text:p/>
        </draw:rect>
        <draw:rect draw:style-name="gr10" draw:text-style-name="P7" xml:id="id12" draw:id="id12" draw:layer="layout" svg:width="0.05cm" svg:height="0.45cm" draw:transform="rotate (-3.14159265358979) translate (16.78cm 18.97cm)">
          <text:p/>
        </draw:rect>
        <draw:frame draw:style-name="gr22" draw:text-style-name="P4" draw:layer="layout" svg:width="0.824cm" svg:height="0.497cm" svg:x="15.28cm" svg:y="18.793cm">
          <draw:text-box>
            <text:p text:style-name="P3"><text:span text:style-name="T1">RC</text:span></text:p>
          </draw:text-box>
        </draw:frame>
        <draw:frame draw:style-name="gr41" draw:text-style-name="P4" draw:layer="layout" svg:width="0.815cm" svg:height="0.497cm" svg:x="16.294cm" svg:y="18.91cm">
          <draw:text-box>
            <text:p text:style-name="P3"><text:span text:style-name="T1">CC</text:span></text:p>
          </draw:text-box>
        </draw:frame>
        <draw:connector draw:style-name="gr42" draw:text-style-name="P3" draw:layer="layout" svg:x1="14.95cm" svg:y1="18.35cm" svg:x2="15.28cm" svg:y2="18.74cm" draw:start-shape="id10" draw:start-glue-point="2" draw:end-shape="id11" draw:end-glue-point="0" svg:d="M14950 18350v390h330" svg:viewBox="0 0 331 391">
          <text:p/>
        </draw:connector>
        <draw:line draw:style-name="gr8" draw:text-style-name="P1" draw:layer="layout" svg:x1="16.18cm" svg:y1="18.74cm" svg:x2="16.61cm" svg:y2="18.74cm">
          <text:p/>
        </draw:line>
        <draw:connector draw:style-name="gr43" draw:text-style-name="P3" draw:layer="layout" draw:line-skew="0.002cm" svg:x1="16.78cm" svg:y1="18.745cm" svg:x2="17.311cm" svg:y2="19.159cm" draw:start-shape="id12" draw:start-glue-point="3" svg:d="M16780 18745h530v414h1" svg:viewBox="0 0 532 415">
          <text:p/>
        </draw:connector>
        <draw:polygon draw:style-name="gr26" draw:text-style-name="P8" xml:id="id13" draw:id="id13" draw:layer="layout" svg:width="0.999cm" svg:height="0.999cm" svg:x="17.73cm" svg:y="15.07cm" svg:viewBox="0 0 1000 1000" draw:points="0,1000 0,0 1000,503 1000,503">
          <text:p/>
        </draw:polygon>
        <draw:line draw:style-name="gr44" draw:text-style-name="P1" draw:layer="layout" svg:x1="17.02cm" svg:y1="15.57cm" svg:x2="17.73cm" svg:y2="15.57cm">
          <text:p/>
        </draw:line>
        <draw:polygon draw:style-name="gr26" draw:text-style-name="P8" draw:layer="layout" svg:width="0.999cm" svg:height="0.999cm" svg:x="17.73cm" svg:y="13.17cm" svg:viewBox="0 0 1000 1000" draw:points="0,1000 0,0 1000,503 1000,503">
          <text:p/>
        </draw:polygon>
        <draw:polygon draw:style-name="gr26" draw:text-style-name="P8" draw:layer="layout" svg:width="0.999cm" svg:height="0.999cm" svg:x="17.73cm" svg:y="11.47cm" svg:viewBox="0 0 1000 1000" draw:points="0,1000 0,0 1000,503 1000,503">
          <text:p/>
        </draw:polygon>
        <draw:polygon draw:style-name="gr26" draw:text-style-name="P8" draw:layer="layout" svg:width="0.999cm" svg:height="0.999cm" svg:x="17.73cm" svg:y="9.77cm" svg:viewBox="0 0 1000 1000" draw:points="0,1000 0,0 1000,503 1000,503">
          <text:p/>
        </draw:polygon>
        <draw:polygon draw:style-name="gr26" draw:text-style-name="P8" draw:layer="layout" svg:width="0.999cm" svg:height="0.999cm" svg:x="17.73cm" svg:y="8.07cm" svg:viewBox="0 0 1000 1000" draw:points="0,1000 0,0 1000,503 1000,503">
          <text:p/>
        </draw:polygon>
        <draw:polygon draw:style-name="gr26" draw:text-style-name="P8" draw:layer="layout" svg:width="0.999cm" svg:height="0.999cm" svg:x="17.73cm" svg:y="6.37cm" svg:viewBox="0 0 1000 1000" draw:points="0,1000 0,0 1000,503 1000,503">
          <text:p/>
        </draw:polygon>
        <draw:frame draw:style-name="gr45" draw:text-style-name="P4" draw:layer="layout" svg:width="1.323cm" svg:height="0.743cm" svg:x="12.402cm" svg:y="15.891cm">
          <draw:text-box>
            <text:p text:style-name="P3"><text:span text:style-name="T1">ERROR</text:span></text:p>
            <text:p text:style-name="P3"><text:span text:style-name="T1">AMPL.</text:span></text:p>
          </draw:text-box>
        </draw:frame>
        <draw:connector draw:style-name="gr46" draw:text-style-name="P1" draw:layer="layout" draw:type="line" svg:x1="18.73cm" svg:y1="15.57cm" svg:x2="19.701cm" svg:y2="15.562cm" draw:start-shape="id13" draw:start-glue-point="1" svg:d="M18730 15570l971-8" svg:viewBox="0 0 972 9">
          <text:p/>
        </draw:connector>
        <draw:line draw:style-name="gr47" draw:text-style-name="P1" draw:layer="layout" svg:x1="19.89cm" svg:y1="15.08cm" svg:x2="19.89cm" svg:y2="16.05cm">
          <text:p/>
        </draw:line>
        <draw:connector draw:style-name="gr48" draw:text-style-name="P1" draw:layer="layout" draw:type="line" svg:x1="20.703cm" svg:y1="17.755cm" svg:x2="20.715cm" svg:y2="15.45cm" draw:end-shape="id14" draw:end-glue-point="0" svg:d="M20703 17755l12-2305" svg:viewBox="0 0 13 2306">
          <text:p/>
        </draw:connector>
        <draw:line draw:style-name="gr47" draw:text-style-name="P1" xml:id="id14" draw:id="id14" draw:layer="layout" svg:x1="20.58cm" svg:y1="15.45cm" svg:x2="20.85cm" svg:y2="15.45cm">
          <text:p/>
        </draw:line>
        <draw:connector draw:style-name="gr49" draw:text-style-name="P1" draw:layer="layout" draw:type="line" svg:x1="20.6cm" svg:y1="14.583cm" svg:x2="23.732cm" svg:y2="14.6cm" draw:end-shape="id15" draw:end-glue-point="3" svg:d="M20600 14583l3132 17" svg:viewBox="0 0 3133 18">
          <text:p/>
        </draw:connector>
        <draw:rect draw:style-name="gr2" draw:text-style-name="P2" xml:id="id15" draw:id="id15" draw:layer="layout" svg:width="0.3cm" svg:height="0.3cm" svg:x="23.732cm" svg:y="14.45cm">
          <text:p/>
        </draw:rect>
        <draw:line draw:style-name="gr44" draw:text-style-name="P1" draw:layer="layout" svg:x1="20.68cm" svg:y1="17.64cm" svg:x2="18.45cm" svg:y2="17.64cm">
          <text:p/>
        </draw:line>
        <draw:path draw:style-name="gr50" draw:text-style-name="P6" draw:layer="layout" svg:width="0.948cm" svg:height="0.363cm" svg:x="19.88cm" svg:y="14.866cm" svg:viewBox="0 0 949 364" svg:d="M0 364v-25-25h300v-204c0-5 0-8 3-12s5-7 9-10 8-3 13-3l398 5 5-17 10-21 15-18 18-15 21-10 21-6 21-3 21 3 22 6 20 10 18 15 15 18 10 21 7 21 2 22-2 20-7 22-10 20-15 18-18 15-20 10-22 6-21 3-21-3-21-6-21-10-18-15-15-18-10-20-5-18-373-5v204c0 5 0 9-3 13s-6 6-10 9-7 3-12 3z">
          <text:p/>
        </draw:path>
        <draw:path draw:style-name="gr50" draw:text-style-name="P6" draw:layer="layout" svg:width="0.948cm" svg:height="0.363cm" draw:transform="rotate (-3.14159265358979) translate (20.829cm 16.23cm)" svg:viewBox="0 0 949 364" svg:d="M949 364v-25-25h-300v-204c0-5 0-8-3-12s-5-7-9-10-8-3-13-3l-398 5-5-17-10-21-15-18-18-15-21-10-21-6-21-3-21 3-22 6-20 10-18 15-15 18-10 21-7 21-2 22 2 20 7 22 10 20 15 18 18 15 20 10 22 6 21 3 21-3 21-6 21-10 18-15 15-18 10-20 5-18 373-5v204c0 5 0 9 3 13s6 6 10 9 7 3 12 3z">
          <text:p/>
        </draw:path>
        <draw:line draw:style-name="gr44" draw:text-style-name="P1" draw:layer="layout" svg:x1="19.89cm" svg:y1="15.89cm" svg:x2="20.22cm" svg:y2="15.89cm">
          <text:p/>
        </draw:line>
        <draw:connector draw:style-name="gr51" draw:text-style-name="P1" draw:layer="layout" draw:type="line" svg:x1="20.713cm" svg:y1="15.847cm" svg:x2="20.715cm" svg:y2="13.538cm" draw:end-shape="id16" draw:end-glue-point="0" svg:d="M20713 15847l2-2309" svg:viewBox="0 0 3 2310">
          <text:p/>
        </draw:connector>
        <draw:line draw:style-name="gr47" draw:text-style-name="P1" xml:id="id16" draw:id="id16" draw:layer="layout" svg:x1="20.58cm" svg:y1="13.538cm" svg:x2="20.85cm" svg:y2="13.538cm">
          <text:p/>
        </draw:line>
        <draw:line draw:style-name="gr44" draw:text-style-name="P1" draw:layer="layout" svg:x1="20.71cm" svg:y1="16.12cm" svg:x2="20.71cm" svg:y2="16.86cm">
          <text:p/>
        </draw:line>
        <draw:connector draw:style-name="gr46" draw:text-style-name="P1" draw:layer="layout" draw:type="line" svg:x1="18.73cm" svg:y1="13.67cm" svg:x2="19.701cm" svg:y2="13.662cm" svg:d="M18730 13670l971-8" svg:viewBox="0 0 972 9">
          <text:p/>
        </draw:connector>
        <draw:line draw:style-name="gr47" draw:text-style-name="P1" draw:layer="layout" svg:x1="19.89cm" svg:y1="13.18cm" svg:x2="19.89cm" svg:y2="14.15cm">
          <text:p/>
        </draw:line>
        <draw:path draw:style-name="gr50" draw:text-style-name="P6" draw:layer="layout" svg:width="0.948cm" svg:height="0.363cm" svg:x="19.88cm" svg:y="12.966cm" svg:viewBox="0 0 949 364" svg:d="M0 364v-25-25h300v-204c0-5 0-8 3-12s5-7 9-10 8-3 13-3l398 5 5-17 10-21 15-18 18-15 21-10 21-6 21-3 21 3 22 6 20 10 18 15 15 18 10 21 7 21 2 22-2 20-7 22-10 20-15 18-18 15-20 10-22 6-21 3-21-3-21-6-21-10-18-15-15-18-10-20-5-18-373-5v204c0 5 0 9-3 13s-6 6-10 9-7 3-12 3z">
          <text:p/>
        </draw:path>
        <draw:path draw:style-name="gr50" draw:text-style-name="P6" draw:layer="layout" svg:width="0.948cm" svg:height="0.363cm" draw:transform="rotate (-3.14159265358979) translate (20.829cm 14.33cm)" svg:viewBox="0 0 949 364" svg:d="M949 364v-25-25h-300v-204c0-5 0-8-3-12s-5-7-9-10-8-3-13-3l-398 5-5-17-10-21-15-18-18-15-21-10-21-6-21-3-21 3-22 6-20 10-18 15-15 18-10 21-7 21-2 22 2 20 7 22 10 20 15 18 18 15 20 10 22 6 21 3 21-3 21-6 21-10 18-15 15-18 10-20 5-18 373-5v204c0 5 0 9 3 13s6 6 10 9 7 3 12 3z">
          <text:p/>
        </draw:path>
        <draw:line draw:style-name="gr44" draw:text-style-name="P1" draw:layer="layout" svg:x1="19.89cm" svg:y1="13.99cm" svg:x2="20.22cm" svg:y2="13.99cm">
          <text:p/>
        </draw:line>
        <draw:path draw:style-name="gr52" draw:text-style-name="P6" draw:layer="layout" svg:width="0.863cm" svg:height="0.541cm" svg:x="14.895cm" svg:y="14.32cm" svg:viewBox="0 0 864 542" svg:d="M0 30v-2c0-5 0-8 3-12s6-7 10-10 7-3 12-3l765-3c5 0 9 0 13 3s6 6 9 10 3 7 3 12l-1 292h50l-75 225-75-225h50l1-267-740 3v-23z">
          <text:p/>
        </draw:path>
        <draw:line draw:style-name="gr53" draw:text-style-name="P1" draw:layer="layout" svg:x1="14.9cm" svg:y1="13.66cm" svg:x2="17.75cm" svg:y2="13.68cm">
          <text:p/>
        </draw:line>
        <draw:line draw:style-name="gr44" draw:text-style-name="P1" draw:layer="layout" svg:x1="14.9cm" svg:y1="13.66cm" svg:x2="15.58cm" svg:y2="13.67cm">
          <text:p/>
        </draw:line>
        <draw:path draw:style-name="gr54" draw:text-style-name="P6" draw:layer="layout" svg:width="1.029cm" svg:height="2.949cm" svg:x="16.7cm" svg:y="11.945cm" svg:viewBox="0 0 1030 2950" svg:d="M20 2950v-25h-20l5-2900c0-5 0-9 3-13s6-6 10-9 7-3 12-3h1000v25 25h-975l-5 2875c0 5 0 8-3 12s-5 7-9 10-8 3-13 3z">
          <text:p/>
        </draw:path>
        <draw:line draw:style-name="gr44" draw:text-style-name="P1" draw:layer="layout" svg:x1="16.73cm" svg:y1="14.87cm" svg:x2="16.73cm" svg:y2="12.32cm">
          <text:p/>
        </draw:line>
        <draw:line draw:style-name="gr53" draw:text-style-name="P1" draw:layer="layout" svg:x1="14.9cm" svg:y1="10.257cm" svg:x2="17.75cm" svg:y2="10.277cm">
          <text:p/>
        </draw:line>
        <draw:line draw:style-name="gr44" draw:text-style-name="P1" draw:layer="layout" svg:x1="14.9cm" svg:y1="10.257cm" svg:x2="17.22cm" svg:y2="10.27cm">
          <text:p/>
        </draw:line>
        <draw:line draw:style-name="gr53" draw:text-style-name="P1" draw:layer="layout" svg:x1="14.9cm" svg:y1="6.854cm" svg:x2="17.75cm" svg:y2="6.874cm">
          <text:p/>
        </draw:line>
        <draw:line draw:style-name="gr44" draw:text-style-name="P1" draw:layer="layout" svg:x1="14.9cm" svg:y1="6.854cm" svg:x2="15.58cm" svg:y2="6.864cm">
          <text:p/>
        </draw:line>
        <draw:path draw:style-name="gr52" draw:text-style-name="P6" draw:layer="layout" svg:width="1.059cm" svg:height="6.384cm" svg:x="16.22cm" svg:y="8.495cm" svg:viewBox="0 0 1060 6385" svg:d="M50 6385h-25-25v-6310c0-5 1-9 3-12 3-4 6-7 10-10 3-2 7-3 12-3h810v-50l225 75-225 75v-50h-785z">
          <text:p/>
        </draw:path>
        <draw:line draw:style-name="gr47" draw:text-style-name="P1" draw:layer="layout" svg:x1="16.25cm" svg:y1="8.57cm" svg:x2="17.74cm" svg:y2="8.57cm">
          <text:p/>
        </draw:line>
        <draw:rect draw:style-name="gr2" draw:text-style-name="P2" draw:layer="layout" svg:width="0.3cm" svg:height="0.3cm" svg:x="23.73cm" svg:y="16.49cm">
          <text:p/>
        </draw:rect>
        <draw:path draw:style-name="gr9" draw:text-style-name="P6" draw:layer="layout" svg:width="2.239cm" svg:height="7.559cm" svg:x="21.49cm" svg:y="9.105cm" svg:viewBox="0 0 2240 7560" svg:d="M2240 7510v25 25h-1381c-5 0-8 0-12-3s-7-5-10-9-3-8-3-13l-4-7480-830-5v-25-25l855 5c5 0 9 0 13 3s6 6 9 10 3 7 3 12l4 7480z">
          <text:p/>
        </draw:path>
        <draw:line draw:style-name="gr47" draw:text-style-name="P1" draw:layer="layout" svg:x1="20.71cm" svg:y1="14.15cm" svg:x2="20.71cm" svg:y2="13.08cm">
          <text:p/>
        </draw:line>
        <draw:path draw:style-name="gr9" draw:text-style-name="P6" draw:layer="layout" svg:width="0.865cm" svg:height="10.229cm" svg:x="20.769cm" svg:y="2.88cm" svg:viewBox="0 0 866 10230" svg:d="M0 10213v-13c0-5 0-8 3-12s6-7 10-10 7-3 12-3l786 5 5-10180h25 25l-5 10205c0 5 0 9-3 13s-5 6-9 9-8 3-13 3l-811-5v-12z">
          <text:p/>
        </draw:path>
        <draw:connector draw:style-name="gr46" draw:text-style-name="P1" draw:layer="layout" draw:type="line" svg:x1="18.73cm" svg:y1="11.971cm" svg:x2="19.701cm" svg:y2="11.963cm" svg:d="M18730 11971l971-8" svg:viewBox="0 0 972 9">
          <text:p/>
        </draw:connector>
        <draw:line draw:style-name="gr47" draw:text-style-name="P1" draw:layer="layout" svg:x1="19.89cm" svg:y1="11.481cm" svg:x2="19.89cm" svg:y2="12.451cm">
          <text:p/>
        </draw:line>
        <draw:line draw:style-name="gr47" draw:text-style-name="P1" draw:layer="layout" svg:x1="20.58cm" svg:y1="11.851cm" svg:x2="20.85cm" svg:y2="11.851cm">
          <text:p/>
        </draw:line>
        <draw:path draw:style-name="gr50" draw:text-style-name="P6" draw:layer="layout" svg:width="0.948cm" svg:height="0.363cm" svg:x="19.88cm" svg:y="11.267cm" svg:viewBox="0 0 949 364" svg:d="M0 364v-25-25h300v-204c0-5 0-8 3-12s5-7 9-10 8-3 13-3l398 5 5-17 10-21 15-18 18-15 21-10 21-6 21-3 21 3 22 6 20 10 18 15 15 18 10 21 7 21 2 22-2 20-7 22-10 20-15 18-18 15-20 10-22 6-21 3-21-3-21-6-21-10-18-15-15-18-10-20-5-18-373-5v204c0 5 0 9-3 13s-6 6-10 9-7 3-12 3z">
          <text:p/>
        </draw:path>
        <draw:path draw:style-name="gr50" draw:text-style-name="P6" draw:layer="layout" svg:width="0.948cm" svg:height="0.363cm" draw:transform="rotate (-3.14159265358979) translate (20.829cm 12.631cm)" svg:viewBox="0 0 949 364" svg:d="M949 364v-25-25h-300v-204c0-5 0-8-3-12s-5-7-9-10-8-3-13-3l-398 5-5-17-10-21-15-18-18-15-21-10-21-6-21-3-21 3-22 6-20 10-18 15-15 18-10 21-7 21-2 22 2 20 7 22 10 20 15 18 18 15 20 10 22 6 21 3 21-3 21-6 21-10 18-15 15-18 10-20 5-18 373-5v204c0 5 0 9 3 13s6 6 10 9 7 3 12 3z">
          <text:p/>
        </draw:path>
        <draw:line draw:style-name="gr44" draw:text-style-name="P1" draw:layer="layout" svg:x1="19.89cm" svg:y1="12.291cm" svg:x2="20.22cm" svg:y2="12.291cm">
          <text:p/>
        </draw:line>
        <draw:line draw:style-name="gr47" draw:text-style-name="P1" draw:layer="layout" svg:x1="20.58cm" svg:y1="10.139cm" svg:x2="20.85cm" svg:y2="10.139cm">
          <text:p/>
        </draw:line>
        <draw:connector draw:style-name="gr46" draw:text-style-name="P1" draw:layer="layout" draw:type="line" svg:x1="18.73cm" svg:y1="10.271cm" svg:x2="19.701cm" svg:y2="10.263cm" svg:d="M18730 10271l971-8" svg:viewBox="0 0 972 9">
          <text:p/>
        </draw:connector>
        <draw:line draw:style-name="gr47" draw:text-style-name="P1" draw:layer="layout" svg:x1="19.89cm" svg:y1="9.781cm" svg:x2="19.89cm" svg:y2="10.751cm">
          <text:p/>
        </draw:line>
        <draw:path draw:style-name="gr50" draw:text-style-name="P6" draw:layer="layout" svg:width="0.948cm" svg:height="0.363cm" svg:x="19.88cm" svg:y="9.567cm" svg:viewBox="0 0 949 364" svg:d="M0 364v-25-25h300v-204c0-5 0-8 3-12s5-7 9-10 8-3 13-3l398 5 5-17 10-21 15-18 18-15 21-10 21-6 21-3 21 3 22 6 20 10 18 15 15 18 10 21 7 21 2 22-2 20-7 22-10 20-15 18-18 15-20 10-22 6-21 3-21-3-21-6-21-10-18-15-15-18-10-20-5-18-373-5v204c0 5 0 9-3 13s-6 6-10 9-7 3-12 3z">
          <text:p/>
        </draw:path>
        <draw:path draw:style-name="gr50" draw:text-style-name="P6" draw:layer="layout" svg:width="0.948cm" svg:height="0.363cm" draw:transform="rotate (-3.14159265358979) translate (20.829cm 10.931cm)" svg:viewBox="0 0 949 364" svg:d="M949 364v-25-25h-300v-204c0-5 0-8-3-12s-5-7-9-10-8-3-13-3l-398 5-5-17-10-21-15-18-18-15-21-10-21-6-21-3-21 3-22 6-20 10-18 15-15 18-10 21-7 21-2 22 2 20 7 22 10 20 15 18 18 15 20 10 22 6 21 3 21-3 21-6 21-10 18-15 15-18 10-20 5-18 373-5v204c0 5 0 9 3 13s6 6 10 9 7 3 12 3z">
          <text:p/>
        </draw:path>
        <draw:line draw:style-name="gr44" draw:text-style-name="P1" draw:layer="layout" svg:x1="19.89cm" svg:y1="10.591cm" svg:x2="20.22cm" svg:y2="10.591cm">
          <text:p/>
        </draw:line>
        <draw:rect draw:style-name="gr2" draw:text-style-name="P2" draw:layer="layout" svg:width="0.3cm" svg:height="0.3cm" svg:x="22.2cm" svg:y="12.37cm">
          <text:p/>
        </draw:rect>
        <draw:line draw:style-name="gr47" draw:text-style-name="P1" draw:layer="layout" svg:x1="20.71cm" svg:y1="12.52cm" svg:x2="22.2cm" svg:y2="12.52cm">
          <text:p/>
        </draw:line>
        <draw:connector draw:style-name="gr49" draw:text-style-name="P1" draw:layer="layout" draw:type="line" svg:x1="20.61cm" svg:y1="11.093cm" svg:x2="23.742cm" svg:y2="11.11cm" draw:end-shape="id17" draw:end-glue-point="3" svg:d="M20610 11093l3132 17" svg:viewBox="0 0 3133 18">
          <text:p/>
        </draw:connector>
        <draw:rect draw:style-name="gr2" draw:text-style-name="P2" xml:id="id17" draw:id="id17" draw:layer="layout" svg:width="0.3cm" svg:height="0.3cm" svg:x="23.742cm" svg:y="10.96cm">
          <text:p/>
        </draw:rect>
        <draw:line draw:style-name="gr47" draw:text-style-name="P1" draw:layer="layout" svg:x1="20.71cm" svg:y1="10.74cm" svg:x2="20.71cm" svg:y2="11.85cm">
          <text:p/>
        </draw:line>
        <draw:line draw:style-name="gr55" draw:text-style-name="P1" draw:layer="layout" svg:x1="20.7cm" svg:y1="12.51cm" svg:x2="20.71cm" svg:y2="11.83cm">
          <text:p/>
        </draw:line>
        <draw:line draw:style-name="gr55" draw:text-style-name="P1" draw:layer="layout" svg:x1="20.701cm" svg:y1="10.823cm" svg:x2="20.711cm" svg:y2="10.143cm">
          <text:p/>
        </draw:line>
        <draw:line draw:style-name="gr47" draw:text-style-name="P1" xml:id="id18" draw:id="id18" draw:layer="layout" svg:x1="20.71cm" svg:y1="10.13cm" svg:x2="20.71cm" svg:y2="9.67cm">
          <text:p/>
        </draw:line>
        <draw:connector draw:style-name="gr56" draw:text-style-name="P1" draw:layer="layout" draw:type="line" svg:x1="20.71cm" svg:y1="9.67cm" svg:x2="21.726cm" svg:y2="9.687cm" draw:start-shape="id18" draw:start-glue-point="0" svg:d="M20710 9670l1016 17" svg:viewBox="0 0 1017 18">
          <text:p/>
        </draw:connector>
        <draw:connector draw:style-name="gr46" draw:text-style-name="P1" draw:layer="layout" draw:type="line" svg:x1="18.73cm" svg:y1="8.584cm" svg:x2="19.701cm" svg:y2="8.576cm" svg:d="M18730 8584l971-8" svg:viewBox="0 0 972 9">
          <text:p/>
        </draw:connector>
        <draw:line draw:style-name="gr47" draw:text-style-name="P1" draw:layer="layout" svg:x1="19.89cm" svg:y1="8.094cm" svg:x2="19.89cm" svg:y2="9.064cm">
          <text:p/>
        </draw:line>
        <draw:line draw:style-name="gr47" draw:text-style-name="P1" draw:layer="layout" svg:x1="20.58cm" svg:y1="8.464cm" svg:x2="20.85cm" svg:y2="8.464cm">
          <text:p/>
        </draw:line>
        <draw:path draw:style-name="gr50" draw:text-style-name="P6" draw:layer="layout" svg:width="0.948cm" svg:height="0.363cm" svg:x="19.88cm" svg:y="7.88cm" svg:viewBox="0 0 949 364" svg:d="M0 364v-25-25h300v-204c0-5 0-8 3-12s5-7 9-10 8-3 13-3l398 5 5-17 10-21 15-18 18-15 21-10 21-6 21-3 21 3 22 6 20 10 18 15 15 18 10 21 7 21 2 22-2 20-7 22-10 20-15 18-18 15-20 10-22 6-21 3-21-3-21-6-21-10-18-15-15-18-10-20-5-18-373-5v204c0 5 0 9-3 13s-6 6-10 9-7 3-12 3z">
          <text:p/>
        </draw:path>
        <draw:path draw:style-name="gr50" draw:text-style-name="P6" draw:layer="layout" svg:width="0.948cm" svg:height="0.363cm" draw:transform="rotate (-3.14159265358979) translate (20.829cm 9.244cm)" svg:viewBox="0 0 949 364" svg:d="M949 364v-25-25h-300v-204c0-5 0-8-3-12s-5-7-9-10-8-3-13-3l-398 5-5-17-10-21-15-18-18-15-21-10-21-6-21-3-21 3-22 6-20 10-18 15-15 18-10 21-7 21-2 22 2 20 7 22 10 20 15 18 18 15 20 10 22 6 21 3 21-3 21-6 21-10 18-15 15-18 10-20 5-18 373-5v204c0 5 0 9 3 13s6 6 10 9 7 3 12 3z">
          <text:p/>
        </draw:path>
        <draw:line draw:style-name="gr44" draw:text-style-name="P1" draw:layer="layout" svg:x1="19.89cm" svg:y1="8.904cm" svg:x2="20.22cm" svg:y2="8.904cm">
          <text:p/>
        </draw:line>
        <draw:line draw:style-name="gr47" draw:text-style-name="P1" draw:layer="layout" svg:x1="20.58cm" svg:y1="6.752cm" svg:x2="20.85cm" svg:y2="6.752cm">
          <text:p/>
        </draw:line>
        <draw:connector draw:style-name="gr46" draw:text-style-name="P1" draw:layer="layout" draw:type="line" svg:x1="18.73cm" svg:y1="6.884cm" svg:x2="19.701cm" svg:y2="6.876cm" svg:d="M18730 6884l971-8" svg:viewBox="0 0 972 9">
          <text:p/>
        </draw:connector>
        <draw:line draw:style-name="gr47" draw:text-style-name="P1" draw:layer="layout" svg:x1="19.89cm" svg:y1="6.394cm" svg:x2="19.89cm" svg:y2="7.364cm">
          <text:p/>
        </draw:line>
        <draw:path draw:style-name="gr50" draw:text-style-name="P6" draw:layer="layout" svg:width="0.948cm" svg:height="0.363cm" svg:x="19.88cm" svg:y="6.18cm" svg:viewBox="0 0 949 364" svg:d="M0 364v-25-25h300v-204c0-5 0-8 3-12s5-7 9-10 8-3 13-3l398 5 5-17 10-21 15-18 18-15 21-10 21-6 21-3 21 3 22 6 20 10 18 15 15 18 10 21 7 21 2 22-2 20-7 22-10 20-15 18-18 15-20 10-22 6-21 3-21-3-21-6-21-10-18-15-15-18-10-20-5-18-373-5v204c0 5 0 9-3 13s-6 6-10 9-7 3-12 3z">
          <text:p/>
        </draw:path>
        <draw:path draw:style-name="gr50" draw:text-style-name="P6" draw:layer="layout" svg:width="0.948cm" svg:height="0.363cm" draw:transform="rotate (-3.14159265358979) translate (20.829cm 7.544cm)" svg:viewBox="0 0 949 364" svg:d="M949 364v-25-25h-300v-204c0-5 0-8-3-12s-5-7-9-10-8-3-13-3l-398 5-5-17-10-21-15-18-18-15-21-10-21-6-21-3-21 3-22 6-20 10-18 15-15 18-10 21-7 21-2 22 2 20 7 22 10 20 15 18 18 15 20 10 22 6 21 3 21-3 21-6 21-10 18-15 15-18 10-20 5-18 373-5v204c0 5 0 9 3 13s6 6 10 9 7 3 12 3z">
          <text:p/>
        </draw:path>
        <draw:line draw:style-name="gr44" draw:text-style-name="P1" draw:layer="layout" svg:x1="19.89cm" svg:y1="7.204cm" svg:x2="20.22cm" svg:y2="7.204cm">
          <text:p/>
        </draw:line>
        <draw:line draw:style-name="gr47" draw:text-style-name="P1" draw:layer="layout" svg:x1="20.71cm" svg:y1="9.133cm" svg:x2="22.2cm" svg:y2="9.133cm">
          <text:p/>
        </draw:line>
        <draw:connector draw:style-name="gr49" draw:text-style-name="P1" draw:layer="layout" draw:type="line" svg:x1="20.61cm" svg:y1="7.706cm" svg:x2="23.742cm" svg:y2="7.723cm" draw:end-shape="id19" draw:end-glue-point="3" svg:d="M20610 7706l3132 17" svg:viewBox="0 0 3133 18">
          <text:p/>
        </draw:connector>
        <draw:rect draw:style-name="gr2" draw:text-style-name="P2" xml:id="id19" draw:id="id19" draw:layer="layout" svg:width="0.3cm" svg:height="0.3cm" svg:x="23.742cm" svg:y="7.573cm">
          <text:p/>
        </draw:rect>
        <draw:line draw:style-name="gr47" draw:text-style-name="P1" draw:layer="layout" svg:x1="20.71cm" svg:y1="7.353cm" svg:x2="20.71cm" svg:y2="8.463cm">
          <text:p/>
        </draw:line>
        <draw:line draw:style-name="gr55" draw:text-style-name="P1" draw:layer="layout" svg:x1="20.7cm" svg:y1="9.123cm" svg:x2="20.71cm" svg:y2="8.443cm">
          <text:p/>
        </draw:line>
        <draw:line draw:style-name="gr55" draw:text-style-name="P1" draw:layer="layout" svg:x1="20.701cm" svg:y1="7.436cm" svg:x2="20.711cm" svg:y2="6.756cm">
          <text:p/>
        </draw:line>
        <draw:line draw:style-name="gr47" draw:text-style-name="P1" xml:id="id20" draw:id="id20" draw:layer="layout" svg:x1="20.71cm" svg:y1="6.743cm" svg:x2="20.71cm" svg:y2="6.283cm">
          <text:p/>
        </draw:line>
        <draw:connector draw:style-name="gr56" draw:text-style-name="P1" draw:layer="layout" draw:type="line" svg:x1="20.71cm" svg:y1="6.283cm" svg:x2="21.726cm" svg:y2="6.3cm" draw:start-shape="id20" draw:start-glue-point="0" svg:d="M20710 6283l1016 17" svg:viewBox="0 0 1017 18">
          <text:p/>
        </draw:connector>
        <draw:path draw:style-name="gr57" draw:text-style-name="P6" draw:layer="layout" svg:width="0.894cm" svg:height="11.469cm" svg:x="17.365cm" svg:y="1.94cm" svg:viewBox="0 0 895 11470" svg:d="M885 11470h-25-25l10-580h-807c-5 0-8 0-12-3s-7-5-10-9-3-8-3-13l-13-10865h25 25l13 10840h807c5 0 9 0 13 3s6 6 9 10 3 7 3 12z">
          <text:p/>
        </draw:path>
        <draw:rect draw:style-name="gr2" draw:text-style-name="P2" draw:layer="layout" svg:width="0.3cm" svg:height="0.3cm" svg:x="17.24cm" svg:y="2.75cm">
          <text:p/>
        </draw:rect>
        <draw:line draw:style-name="gr58" draw:text-style-name="P1" draw:layer="layout" svg:x1="17.4cm" svg:y1="12.8cm" svg:x2="18.02cm" svg:y2="12.8cm">
          <text:p/>
        </draw:line>
        <draw:path draw:style-name="gr59" draw:text-style-name="P6" draw:layer="layout" svg:width="1.023cm" svg:height="0.806cm" svg:x="17.256cm" svg:y="9.223cm" svg:viewBox="0 0 1024 807" svg:d="M999 112c5 0 9 0 13 3s6 6 9 10 3 7 3 12l-5 670h-25-25l5-645h-702l-7 25-13 25-17 22-23 18-25 12-24 7-26 4-25-4-25-7-25-12-22-18-17-22-13-25-8-25-2-26 2-24 8-26 13-24 17-22 22-18 25-12 25-7 25-3 26 3 24 7 25 12 23 18 17 22 13 24 7 26z">
          <text:p/>
        </draw:path>
        <draw:line draw:style-name="gr58" draw:text-style-name="P1" draw:layer="layout" svg:x1="17.39cm" svg:y1="9.36cm" svg:x2="18.1cm" svg:y2="9.36cm">
          <text:p/>
        </draw:line>
        <draw:path draw:style-name="gr57" draw:text-style-name="P6" draw:layer="layout" svg:width="5.379cm" svg:height="0.929cm" svg:x="12.875cm" svg:y="5.69cm" svg:viewBox="0 0 5380 930" svg:d="M50 550h-25-25v-525c0-5 0-8 3-12s6-7 10-10 7-3 12-3h5330c5 0 9 0 13 3s6 6 9 10 3 7 3 12v905h-25-25v-880h-5280z">
          <text:p/>
        </draw:path>
        <draw:line draw:style-name="gr60" draw:text-style-name="P1" draw:layer="layout" svg:x1="17.28cm" svg:y1="5.71cm" svg:x2="18cm" svg:y2="5.71cm">
          <text:p/>
        </draw:line>
        <draw:line draw:style-name="gr58" draw:text-style-name="P1" draw:layer="layout" svg:x1="17.39cm" svg:y1="5.71cm" svg:x2="16.32cm" svg:y2="5.71cm">
          <text:p/>
        </draw:line>
        <draw:line draw:style-name="gr61" draw:text-style-name="P1" draw:layer="layout" svg:x1="20.71cm" svg:y1="6.28cm" svg:x2="20.72cm" svg:y2="2.9cm">
          <text:p/>
        </draw:line>
        <draw:path draw:style-name="gr62" draw:text-style-name="P6" draw:layer="layout" svg:width="6.061cm" svg:height="0.557cm" svg:x="19.428cm" svg:y="1.865cm" svg:viewBox="0 0 6062 558" svg:d="M222 120c0-5 0-8 3-12s6-7 10-10 7-3 12-3l5588-5c2-11 6-22 12-32 11-19 24-32 43-43s36-15 57-15 39 4 58 15 31 24 42 43 15 36 15 57-4 39-15 58-23 31-42 42-37 15-58 15-38-4-57-15-32-24-43-42c-6-11-10-22-12-33l-5563 5 5 340 58 2 167 5-1 22v21l-1 23-166-5-172-2-162 1 1-21v-22l1-23h160l65-3zM5847 115c0 18 5 34 14 50s20 27 36 36 32 14 50 14 34-4 50-14 27-20 36-36 14-32 14-50-5-34-14-50-20-27-36-36-32-14-50-14-34 4-50 14-27 20-36 36-14 32-14 50z">
          <text:p/>
        </draw:path>
        <draw:rect draw:style-name="gr63" draw:text-style-name="P2" draw:layer="layout" svg:width="0.05cm" svg:height="0.45cm" svg:x="20.2cm" svg:y="1.73cm">
          <text:p/>
        </draw:rect>
        <draw:rect draw:style-name="gr10" draw:text-style-name="P7" draw:layer="layout" svg:width="0.05cm" svg:height="0.45cm" svg:x="20.269cm" svg:y="1.73cm">
          <text:p/>
        </draw:rect>
        <draw:rect draw:style-name="gr10" draw:text-style-name="P7" draw:layer="layout" svg:width="0.05cm" svg:height="0.45cm" svg:x="20.119cm" svg:y="1.73cm">
          <text:p/>
        </draw:rect>
        <draw:connector draw:style-name="gr64" draw:text-style-name="P1" draw:layer="layout" draw:type="line" svg:x1="20.71cm" svg:y1="1.87cm" svg:x2="20.724cm" svg:y2="4.427cm" svg:d="M20710 1870l14 2557" svg:viewBox="0 0 15 2558">
          <text:p/>
        </draw:connector>
        <draw:rect draw:style-name="gr2" draw:text-style-name="P2" draw:layer="layout" svg:width="0.3cm" svg:height="0.3cm" svg:x="20.57cm" svg:y="2.75cm">
          <text:p/>
        </draw:rect>
        <draw:connector draw:style-name="gr64" draw:text-style-name="P1" xml:id="id22" draw:id="id22" draw:layer="layout" draw:type="line" svg:x1="21.604cm" svg:y1="1.87cm" svg:x2="21.618cm" svg:y2="4.427cm" svg:d="M21604 1870l14 2557" svg:viewBox="0 0 15 2558">
          <text:p/>
        </draw:connector>
        <draw:rect draw:style-name="gr2" draw:text-style-name="P2" draw:layer="layout" svg:width="0.3cm" svg:height="0.3cm" svg:x="21.46cm" svg:y="2.75cm">
          <text:p/>
        </draw:rect>
        <draw:path draw:style-name="gr50" draw:text-style-name="P6" draw:layer="layout" svg:width="7.055cm" svg:height="0.451cm" svg:x="13.765cm" svg:y="3.288cm" svg:viewBox="0 0 7056 452" svg:d="M50 452h-25-25v-352c0-5 0-8 3-12s6-7 10-10 7-3 12-3l6808 2 8-19 13-19 17-17 21-12 22-7 21-3h21l21 5 20 9 19 13 16 17 12 21 8 21 4 22-1 22-5 20-9 20-13 18-17 17-20 12-22 8-22 3h-21l-21-6-19-8-20-13-16-17-12-21-8-21-2-15-6778-2z">
          <text:p/>
        </draw:path>
        <draw:connector draw:style-name="gr56" draw:text-style-name="P1" draw:layer="layout" draw:type="line" svg:x1="14.84cm" svg:y1="4.425cm" svg:x2="17.513cm" svg:y2="4.419cm" draw:start-shape="id2" draw:start-glue-point="1" svg:d="M14840 4425l2673-6" svg:viewBox="0 0 2674 7">
          <text:p/>
        </draw:connector>
        <draw:line draw:style-name="gr44" draw:text-style-name="P1" draw:layer="layout" svg:x1="14.83cm" svg:y1="4.42cm" svg:x2="16.35cm" svg:y2="4.42cm">
          <text:p/>
        </draw:line>
        <draw:line draw:style-name="gr47" draw:text-style-name="P1" draw:layer="layout" svg:x1="24.88cm" svg:y1="2.11cm" svg:x2="24.88cm" svg:y2="1.84cm">
          <text:p/>
        </draw:line>
        <draw:line draw:style-name="gr55" draw:text-style-name="P1" draw:layer="layout" svg:x1="25.27cm" svg:y1="1.98cm" svg:x2="24.804cm" svg:y2="1.979cm">
          <text:p/>
        </draw:line>
        <draw:line draw:style-name="gr46" draw:text-style-name="P1" draw:layer="layout" svg:x1="24.38cm" svg:y1="1.98cm" svg:x2="24.38cm" svg:y2="2.8cm">
          <text:p/>
        </draw:line>
        <draw:rect draw:style-name="gr63" draw:text-style-name="P2" draw:layer="layout" svg:width="0.09cm" svg:height="0.45cm" draw:transform="rotate (1.5707963267949) translate (24.142cm 2.51cm)">
          <text:p/>
        </draw:rect>
        <draw:rect draw:style-name="gr10" draw:text-style-name="P7" draw:layer="layout" svg:width="0.05cm" svg:height="0.45cm" draw:transform="rotate (1.5707963267949) translate (24.142cm 2.591cm)">
          <text:p/>
        </draw:rect>
        <draw:rect draw:style-name="gr65" draw:text-style-name="P2" draw:layer="layout" svg:width="0.081cm" svg:height="0.48cm" draw:transform="rotate (1.5707963267949) translate (24.13cm 2.441cm)">
          <text:p/>
        </draw:rect>
        <draw:path draw:style-name="gr62" draw:text-style-name="P6" xml:id="id21" draw:id="id21" draw:layer="layout" svg:width="6.811cm" svg:height="0.473cm" svg:x="11.979cm" svg:y="1.939cm" svg:viewBox="0 0 6812 474" svg:d="M6590 36c0-5 0-8-3-12s-6-7-10-10-7-3-12-3l-6563-10c-3-11-3 61 0 50l6538 10-5 340-58 2-167 5 1 22v21l1 23 166-5 172-2 162 1-1-21v-22l-1-23h-160l-65-3z">
          <text:p/>
        </draw:path>
        <draw:rect draw:style-name="gr63" draw:text-style-name="P2" draw:layer="layout" svg:width="0.05cm" svg:height="0.45cm" svg:x="17.968cm" svg:y="1.72cm">
          <text:p/>
        </draw:rect>
        <draw:rect draw:style-name="gr10" draw:text-style-name="P7" draw:layer="layout" svg:width="0.05cm" svg:height="0.45cm" svg:x="17.899cm" svg:y="1.72cm">
          <text:p/>
        </draw:rect>
        <draw:rect draw:style-name="gr10" draw:text-style-name="P7" draw:layer="layout" svg:width="0.05cm" svg:height="0.45cm" svg:x="18.049cm" svg:y="1.72cm">
          <text:p/>
        </draw:rect>
        <draw:line draw:style-name="gr47" draw:text-style-name="P1" draw:layer="layout" svg:x1="12cm" svg:y1="1.96cm" svg:x2="12cm" svg:y2="2.75cm">
          <text:p/>
        </draw:line>
        <draw:rect draw:style-name="gr63" draw:text-style-name="P2" draw:layer="layout" svg:width="0.05cm" svg:height="0.45cm" svg:x="12.368cm" svg:y="1.72cm">
          <text:p/>
        </draw:rect>
        <draw:rect draw:style-name="gr10" draw:text-style-name="P7" draw:layer="layout" svg:width="0.05cm" svg:height="0.45cm" svg:x="12.299cm" svg:y="1.72cm">
          <text:p/>
        </draw:rect>
        <draw:rect draw:style-name="gr10" draw:text-style-name="P7" draw:layer="layout" svg:width="0.05cm" svg:height="0.45cm" svg:x="12.449cm" svg:y="1.72cm">
          <text:p/>
        </draw:rect>
        <draw:circle draw:style-name="gr66" draw:text-style-name="P9" draw:layer="layout" svg:width="0.23cm" svg:height="0.23cm" svg:x="17.28cm" svg:y="1.86cm">
          <text:p/>
        </draw:circle>
        <draw:connector draw:style-name="gr42" draw:text-style-name="P3" draw:layer="layout" svg:x1="15.385cm" svg:y1="1.939cm" svg:x2="21.604cm" svg:y2="1.87cm" draw:start-shape="id21" draw:start-glue-point="0" draw:end-shape="id22" draw:end-glue-point="2" svg:d="M15385 1939v-570h6219v501" svg:viewBox="0 0 6220 571">
          <text:p/>
        </draw:connector>
        <draw:circle draw:style-name="gr66" draw:text-style-name="P9" draw:layer="layout" svg:width="0.23cm" svg:height="0.23cm" svg:x="15.28cm" svg:y="1.86cm">
          <text:p/>
        </draw:circle>
        <draw:line draw:style-name="gr47" draw:text-style-name="P1" draw:layer="layout" svg:x1="16.48cm" svg:y1="2.11cm" svg:x2="16.48cm" svg:y2="1.84cm">
          <text:p/>
        </draw:line>
        <draw:line draw:style-name="gr55" draw:text-style-name="P1" draw:layer="layout" svg:x1="16.094cm" svg:y1="1.97cm" svg:x2="16.56cm" svg:y2="1.969cm">
          <text:p/>
        </draw:line>
        <draw:line draw:style-name="gr47" draw:text-style-name="P1" draw:layer="layout" svg:x1="16.21cm" svg:y1="1.5cm" svg:x2="16.21cm" svg:y2="1.23cm">
          <text:p/>
        </draw:line>
        <draw:line draw:style-name="gr55" draw:text-style-name="P1" draw:layer="layout" svg:x1="16.6cm" svg:y1="1.37cm" svg:x2="16.134cm" svg:y2="1.369cm">
          <text:p/>
        </draw:line>
        <draw:path draw:style-name="gr67" draw:text-style-name="P6" draw:layer="layout" svg:width="1.419cm" svg:height="2.108cm" svg:x="24.015cm" svg:y="16.597cm" svg:viewBox="0 0 1420 2109" svg:d="M0 15h25v-2l1144-13c5 0 9 0 13 3s6 6 9 10 3 7 3 12l1 2018h58 167v22 21 23h-166-167-167v-22-21-23h166 59l-1-1993-1119 13c-5 0-8 0-12-3s-7-5-10-9-3-8-3-13z">
          <text:p/>
        </draw:path>
        <draw:rect draw:style-name="gr68" draw:text-style-name="P2" draw:layer="layout" svg:width="0.23cm" svg:height="0.66cm" svg:x="25.07cm" svg:y="17.84cm">
          <text:p/>
        </draw:rect>
        <draw:line draw:style-name="gr56" draw:text-style-name="P1" draw:layer="layout" svg:x1="24.04cm" svg:y1="17.63cm" svg:x2="25.3cm" svg:y2="17.63cm">
          <text:p/>
        </draw:line>
        <draw:frame draw:style-name="gr69" draw:text-style-name="P4" draw:layer="layout" svg:width="1.272cm" svg:height="0.743cm" svg:x="16.478cm" svg:y="16.48cm">
          <draw:text-box>
            <text:p text:style-name="P3"><text:span text:style-name="T1">SENSE</text:span></text:p>
            <text:p text:style-name="P3"><text:span text:style-name="T1">AMPL.</text:span></text:p>
          </draw:text-box>
        </draw:frame>
        <draw:frame draw:style-name="gr70" draw:text-style-name="P4" draw:layer="layout" svg:width="1.493cm" svg:height="0.497cm" svg:x="23.837cm" svg:y="16.253cm">
          <draw:text-box>
            <text:p text:style-name="P3"><text:span text:style-name="T1">SENSE 1</text:span></text:p>
          </draw:text-box>
        </draw:frame>
        <draw:frame draw:style-name="gr70" draw:text-style-name="P4" draw:layer="layout" svg:width="1.493cm" svg:height="0.497cm" svg:x="23.827cm" svg:y="17.233cm">
          <draw:text-box>
            <text:p text:style-name="P3"><text:span text:style-name="T1">SENSE 2</text:span></text:p>
          </draw:text-box>
        </draw:frame>
        <draw:frame draw:style-name="gr13" draw:text-style-name="P4" draw:layer="layout" svg:width="0.82cm" svg:height="0.497cm" svg:x="24.42cm" svg:y="18cm">
          <draw:text-box>
            <text:p text:style-name="P3"><text:span text:style-name="T1">RS</text:span></text:p>
          </draw:text-box>
        </draw:frame>
        <draw:frame draw:style-name="gr19" draw:text-style-name="P4" draw:layer="layout" svg:width="0.65cm" svg:height="0.497cm" svg:x="23.27cm" svg:y="16.19cm">
          <draw:text-box>
            <text:p text:style-name="P3"><text:span text:style-name="T1">9</text:span></text:p>
          </draw:text-box>
        </draw:frame>
        <draw:frame draw:style-name="gr19" draw:text-style-name="P4" draw:layer="layout" svg:width="0.65cm" svg:height="0.497cm" svg:x="23.27cm" svg:y="17.191cm">
          <draw:text-box>
            <text:p text:style-name="P3"><text:span text:style-name="T1">5</text:span></text:p>
          </draw:text-box>
        </draw:frame>
        <draw:frame draw:style-name="gr7" draw:text-style-name="P4" draw:layer="layout" svg:width="0.798cm" svg:height="0.497cm" svg:x="23.17cm" svg:y="14.691cm">
          <draw:text-box>
            <text:p text:style-name="P3"><text:span text:style-name="T1">25</text:span></text:p>
          </draw:text-box>
        </draw:frame>
        <draw:frame draw:style-name="gr71" draw:text-style-name="P4" draw:layer="layout" svg:width="1.23cm" svg:height="0.497cm" svg:x="23.86cm" svg:y="14.38cm">
          <draw:text-box>
            <text:p text:style-name="P3"><text:span text:style-name="T1">OUT C</text:span></text:p>
          </draw:text-box>
        </draw:frame>
        <draw:frame draw:style-name="gr72" draw:text-style-name="P4" draw:layer="layout" svg:width="1.234cm" svg:height="0.497cm" svg:x="23.86cm" svg:y="10.881cm">
          <draw:text-box>
            <text:p text:style-name="P3"><text:span text:style-name="T1">OUT B</text:span></text:p>
          </draw:text-box>
        </draw:frame>
        <draw:frame draw:style-name="gr73" draw:text-style-name="P4" draw:layer="layout" svg:width="1.239cm" svg:height="0.497cm" svg:x="23.86cm" svg:y="7.482cm">
          <draw:text-box>
            <text:p text:style-name="P3"><text:span text:style-name="T1">OUT A</text:span></text:p>
          </draw:text-box>
        </draw:frame>
        <draw:frame draw:style-name="gr7" draw:text-style-name="P4" draw:layer="layout" svg:width="0.798cm" svg:height="0.497cm" svg:x="23.17cm" svg:y="10.692cm">
          <draw:text-box>
            <text:p text:style-name="P3"><text:span text:style-name="T1">22</text:span></text:p>
          </draw:text-box>
        </draw:frame>
        <draw:frame draw:style-name="gr7" draw:text-style-name="P4" draw:layer="layout" svg:width="0.798cm" svg:height="0.497cm" svg:x="23.17cm" svg:y="7.293cm">
          <draw:text-box>
            <text:p text:style-name="P3"><text:span text:style-name="T1">20</text:span></text:p>
          </draw:text-box>
        </draw:frame>
        <draw:frame draw:style-name="gr19" draw:text-style-name="P4" draw:layer="layout" svg:width="0.65cm" svg:height="0.497cm" svg:x="21.572cm" svg:y="2.873cm">
          <draw:text-box>
            <text:p text:style-name="P3"><text:span text:style-name="T1">7</text:span></text:p>
          </draw:text-box>
        </draw:frame>
        <draw:frame draw:style-name="gr74" draw:text-style-name="P4" draw:layer="layout" svg:width="0.942cm" svg:height="0.497cm" svg:x="21.572cm" svg:y="2.474cm">
          <draw:text-box>
            <text:p text:style-name="P3"><text:span text:style-name="T1">Vs2</text:span></text:p>
          </draw:text-box>
        </draw:frame>
        <draw:frame draw:style-name="gr22" draw:text-style-name="P4" draw:layer="layout" svg:width="0.824cm" svg:height="0.497cm" svg:x="25.278cm" svg:y="1.743cm">
          <draw:text-box>
            <text:p text:style-name="P3"><text:span text:style-name="T1">VP</text:span></text:p>
          </draw:text-box>
        </draw:frame>
        <draw:frame draw:style-name="gr75" draw:text-style-name="P4" draw:layer="layout" svg:width="0.794cm" svg:height="0.497cm" svg:x="23.99cm" svg:y="1.5cm">
          <draw:text-box>
            <text:p text:style-name="P3"><text:span text:style-name="T1">Vs</text:span></text:p>
          </draw:text-box>
        </draw:frame>
        <draw:circle draw:style-name="gr76" draw:text-style-name="P9" draw:layer="layout" svg:width="0.21cm" svg:height="0.21cm" svg:x="24.27cm" svg:y="1.87cm">
          <text:p/>
        </draw:circle>
        <draw:frame draw:style-name="gr74" draw:text-style-name="P4" draw:layer="layout" svg:width="0.942cm" svg:height="0.497cm" svg:x="19.85cm" svg:y="2.44cm">
          <draw:text-box>
            <text:p text:style-name="P3"><text:span text:style-name="T1">Vs1</text:span></text:p>
          </draw:text-box>
        </draw:frame>
        <draw:frame draw:style-name="gr7" draw:text-style-name="P4" draw:layer="layout" svg:width="0.798cm" svg:height="0.497cm" svg:x="19.98cm" svg:y="2.81cm">
          <draw:text-box>
            <text:p text:style-name="P3"><text:span text:style-name="T1">11</text:span></text:p>
          </draw:text-box>
        </draw:frame>
        <draw:frame draw:style-name="gr7" draw:text-style-name="P4" draw:layer="layout" svg:width="0.798cm" svg:height="0.497cm" svg:x="16.58cm" svg:y="2.811cm">
          <draw:text-box>
            <text:p text:style-name="P3"><text:span text:style-name="T1">12</text:span></text:p>
          </draw:text-box>
        </draw:frame>
        <draw:line draw:style-name="gr47" draw:text-style-name="P1" draw:layer="layout" svg:x1="25.05cm" svg:y1="7.52cm" svg:x2="25.42cm" svg:y2="7.88cm">
          <text:p/>
        </draw:line>
        <draw:line draw:style-name="gr47" draw:text-style-name="P1" draw:layer="layout" svg:x1="25.42cm" svg:y1="7.85cm" svg:x2="25.42cm" svg:y2="10.88cm">
          <text:p/>
        </draw:line>
        <draw:line draw:style-name="gr47" draw:text-style-name="P1" draw:layer="layout" svg:x1="25.42cm" svg:y1="10.85cm" svg:x2="25.73cm" svg:y2="11.19cm">
          <text:p/>
        </draw:line>
        <draw:line draw:style-name="gr47" draw:text-style-name="P1" draw:layer="layout" svg:x1="25.05cm" svg:y1="14.82cm" svg:x2="25.42cm" svg:y2="14.46cm">
          <text:p/>
        </draw:line>
        <draw:line draw:style-name="gr47" draw:text-style-name="P1" draw:layer="layout" svg:x1="25.42cm" svg:y1="14.49cm" svg:x2="25.42cm" svg:y2="11.46cm">
          <text:p/>
        </draw:line>
        <draw:line draw:style-name="gr47" draw:text-style-name="P1" draw:layer="layout" svg:x1="25.42cm" svg:y1="11.49cm" svg:x2="25.73cm" svg:y2="11.15cm">
          <text:p/>
        </draw:line>
        <draw:frame draw:style-name="gr77" draw:text-style-name="P4" draw:layer="layout" svg:width="2.483cm" svg:height="0.497cm" draw:transform="rotate (1.5707963267949) translate (25.72cm 12.393cm)">
          <draw:text-box>
            <text:p text:style-name="P3"><text:span text:style-name="T1">SPINDLE MOT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mension_20_Lines" draw:display-name="Dimension Lines" svg:viewBox="0 0 836 110" svg:d="M0 0h278 278 280v36 36 38h-278-278-280v-36-36z"/>
    <draw:stroke-dash draw:name="Dashed_20__28_var_29__20_3" draw:display-name="Dashed (var) 3"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draw:fill-gradient-name="Gradient_20_7" draw:fill-hatch-name="Hatching_20_1" draw:fill-image-name="Bitmape_20_1" draw:fill-image-width="0cm" draw:fill-image-height="0cm" draw:decimal-places="2"/>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19:13:56.546535047</meta:creation-date>
    <dc:date>2018-08-13T23:58:15.841000000</dc:date>
    <meta:editing-duration>P3DT14H47M39S</meta:editing-duration>
    <meta:editing-cycles>267</meta:editing-cycles>
    <meta:generator>LibreOffice/5.1.0.3$Windows_x86 LibreOffice_project/5e3e00a007d9b3b6efb6797a8b8e57b51ab1f737</meta:generator>
    <meta:document-statistic meta:object-count="280"/>
  </office:meta>
</office:document-meta>
</file>